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1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</style:style>
    <style:style style:name="ce1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5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18" style:family="table-cell" style:parent-style-name="Comma" style:data-style-name="N3">
      <style:table-cell-properties style:vertical-align="automatic" fo:background-color="#FFFFFF" style:cell-protect="none"/>
    </style:style>
    <style:style style:name="ce19" style:family="table-cell" style:parent-style-name="Comma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</style:style>
    <style:style style:name="ce21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26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8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ackground-color="#FFFFFF" style:cell-protect="none"/>
    </style:style>
    <style:style style:name="ce32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33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ackground-color="#FFFFFF" style:cell-protect="none"/>
      <style:text-properties style:text-position="33%"/>
    </style:style>
    <style:style style:name="ce38" style:family="table-cell" style:parent-style-name="Default" style:data-style-name="N36">
      <style:table-cell-properties fo:background-color="#FFFFFF" style:cell-protect="none"/>
    </style:style>
    <style:style style:name="ce39" style:family="table-cell" style:parent-style-name="Default" style:data-style-name="N36">
      <style:table-cell-properties fo:background-color="#FFFFFF" style:cell-protect="none"/>
      <style:text-properties fo:font-weight="bold" style:font-weight-asian="bold" style:font-weight-complex="bold"/>
    </style:style>
    <style:style style:name="ce40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ackground-color="#FFFFFF" style:cell-protect="none"/>
      <style:text-properties fo:color="#FF0000"/>
    </style:style>
    <style:style style:name="ce42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30">
      <style:table-cell-properties fo:border-top="none" fo:border-bottom="2pt solid #000000" fo:border-left="none" fo:border-right="none" fo:background-color="#FFFFFF" style:cell-protect="none"/>
    </style:style>
    <style:style style:name="ce44" style:family="table-cell" style:parent-style-name="Default" style:data-style-name="N2">
      <style:table-cell-properties fo:border-top="none" fo:border-bottom="2pt solid #000000" fo:border-left="none" fo:border-right="none" fo:background-color="#FFFFFF" style:cell-protect="none"/>
    </style:style>
    <style:style style:name="ce45" style:family="table-cell" style:parent-style-name="Default" style:data-style-name="N2">
      <style:table-cell-properties fo:background-color="#FFFFFF" style:cell-protect="none"/>
    </style:style>
    <style:style style:name="ce46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8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49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38">
      <style:table-cell-properties style:vertical-align="automatic" fo:background-color="#FFFFFF" style:cell-protect="non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0.2910416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0.238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2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3" table:default-cell-style-name="ce13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16369" table:default-cell-style-name="ce31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2">
          <table:table-cell office:value-type="string" table:style-name="ce6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style-name="ce6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ble TSGB0628 (TAXI0102)</text:p>
          </table:table-cell>
          <table:table-cell table:style-name="ce7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xis, Private Hire Vehicles (PHVs) and their drivers by type of vehicle and licence: England and Wales, from 2005</text:p>
          </table:table-cell>
          <table:table-cell table:style-name="ce7"/>
          <table:table-cell table:number-columns-repeated="3" table:style-name="ce8"/>
          <table:table-cell table:number-columns-repeated="7" table:style-name="ce9"/>
          <table:table-cell table:number-columns-repeated="3" table:style-name="ce4"/>
          <table:table-cell table:number-columns-repeated="16369" table:style-name="ce5"/>
        </table:table-row>
        <table:table-row table:style-name="ro3">
          <table:table-cell table:number-columns-repeated="2" table:style-name="ce10"/>
          <table:table-cell table:number-columns-spanned="8" table:number-rows-spanned="1" table:style-name="ce52"/>
          <table:covered-table-cell table:number-columns-repeated="7"/>
          <table:table-cell table:number-columns-repeated="2" table:style-name="ce11"/>
          <table:table-cell table:style-name="ce12"/>
          <table:table-cell table:style-name="ce4"/>
          <table:table-cell office:value-type="string" table:style-name="ce13">
            <text:p>Thousands</text:p>
          </table:table-cell>
          <table:table-cell table:number-columns-repeated="16369" table:style-name="ce5"/>
        </table:table-row>
        <table:table-row table:style-name="ro4">
          <table:table-cell table:number-columns-repeated="2" table:style-name="ce14"/>
          <table:table-cell office:value-type="string" table:style-name="ce15">
            <text:p>Licensed taxis and taxi drivers</text:p>
          </table:table-cell>
          <table:table-cell table:number-columns-repeated="2" table:style-name="ce16"/>
          <table:table-cell table:style-name="ce17"/>
          <table:table-cell table:style-name="ce18"/>
          <table:table-cell office:value-type="string" table:style-name="ce15">
            <text:p>Licensed private hire vehicles (PHVs) and drivers</text:p>
          </table:table-cell>
          <table:table-cell table:style-name="ce15"/>
          <table:table-cell table:number-columns-repeated="2" table:style-name="ce16"/>
          <table:table-cell table:style-name="ce19"/>
          <table:table-cell table:style-name="ce4"/>
          <table:table-cell table:number-columns-repeated="2" table:style-name="ce20"/>
          <table:table-cell table:number-columns-repeated="16369" table:style-name="ce5"/>
        </table:table-row>
        <table:table-row table:style-name="ro5">
          <table:table-cell office:value-type="string" table:style-name="ce21">
            <text:p>Year</text:p>
          </table:table-cell>
          <table:table-cell table:style-name="ce21"/>
          <table:table-cell office:value-type="string" table:style-name="ce22">
            <text:p>Wheelchair accessible taxis<text:span text:style-name="T3">1</text:span></text:p>
          </table:table-cell>
          <table:table-cell office:value-type="string" table:style-name="ce23">
            <text:p>Other<text:s/></text:p>
            <text:p>taxis</text:p>
          </table:table-cell>
          <table:table-cell office:value-type="string" table:style-name="ce23">
            <text:p>Total licensed</text:p>
            <text:p>taxis<text:span text:style-name="T3">2</text:span></text:p>
          </table:table-cell>
          <table:table-cell office:value-type="string" table:style-name="ce22">
            <text:p>Taxi only licensed drivers</text:p>
          </table:table-cell>
          <table:table-cell table:style-name="ce22"/>
          <table:table-cell office:value-type="string" table:style-name="ce22">
            <text:p>Wheelchair accessible PHVs</text:p>
          </table:table-cell>
          <table:table-cell office:value-type="string" table:style-name="ce22">
            <text:p>Total licensed PHVs</text:p>
          </table:table-cell>
          <table:table-cell office:value-type="string" table:style-name="ce23">
            <text:p>Operator<text:s/></text:p>
            <text:p>licences<text:s/></text:p>
            <text:p>issued</text:p>
          </table:table-cell>
          <table:table-cell office:value-type="string" table:style-name="ce23">
            <text:p>PHV only licensed drivers</text:p>
          </table:table-cell>
          <table:table-cell table:style-name="ce23"/>
          <table:table-cell office:value-type="string" table:style-name="ce24">
            <text:p>Dual taxi/PHV driver licences</text:p>
          </table:table-cell>
          <table:table-cell office:value-type="string" table:style-name="ce24">
            <text:p>Total driver<text:s/></text:p>
            <text:p>licences<text:s/></text:p>
            <text:p>issued</text:p>
          </table:table-cell>
          <table:table-cell office:value-type="string" table:style-name="ce24">
            <text:p>Total licensed vehicles</text:p>
          </table:table-cell>
          <table:table-cell table:number-columns-repeated="16369" table:style-name="ce25"/>
        </table:table-row>
        <table:table-row table:style-name="ro6">
          <table:table-cell office:value-type="string" table:style-name="ce26">
            <text:p>London</text:p>
          </table:table-cell>
          <table:table-cell table:style-name="ce26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style-name="ce28"/>
          <table:table-cell table:style-name="ce29"/>
          <table:table-cell table:number-columns-repeated="16369" table:style-name="ce26"/>
        </table:table-row>
        <table:table-row table:style-name="ro7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20.75" table:style-name="ce27">
            <text:p>20.8</text:p>
          </table:table-cell>
          <table:table-cell office:value-type="float" office:value="0" table:style-name="ce27">
            <text:p>0.0</text:p>
          </table:table-cell>
          <table:table-cell office:value-type="float" office:value="20.75" table:style-name="ce28">
            <text:p>20.8</text:p>
          </table:table-cell>
          <table:table-cell office:value-type="float" office:value="24.9" table:style-name="ce27">
            <text:p>24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0" table:style-name="ce28">
            <text:p>40.0</text:p>
          </table:table-cell>
          <table:table-cell office:value-type="float" office:value="2.2999999999999998" table:style-name="ce27">
            <text:p>2.3</text:p>
          </table:table-cell>
          <table:table-cell office:value-type="float" office:value="40" table:style-name="ce27">
            <text:p>40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64.900000000000006" table:style-name="ce28">
            <text:p>64.9</text:p>
          </table:table-cell>
          <table:table-cell office:value-type="float" office:value="60.75" table:style-name="ce28">
            <text:p>60.8</text:p>
          </table:table-cell>
          <table:table-cell table:number-columns-repeated="16369" table:style-name="ce26"/>
        </table:table-row>
        <table:table-row table:style-name="ro7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21.596" table:style-name="ce27">
            <text:p>21.6</text:p>
          </table:table-cell>
          <table:table-cell office:value-type="float" office:value="0" table:style-name="ce27">
            <text:p>0.0</text:p>
          </table:table-cell>
          <table:table-cell office:value-type="float" office:value="21.596" table:style-name="ce28">
            <text:p>21.6</text:p>
          </table:table-cell>
          <table:table-cell office:value-type="float" office:value="24.593" table:style-name="ce27">
            <text:p>24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4.363" table:style-name="ce28">
            <text:p>44.4</text:p>
          </table:table-cell>
          <table:table-cell office:value-type="float" office:value="2.145" table:style-name="ce27">
            <text:p>2.1</text:p>
          </table:table-cell>
          <table:table-cell office:value-type="float" office:value="38.04" table:style-name="ce27">
            <text:p>38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62.633000000000003" table:style-name="ce28">
            <text:p>62.6</text:p>
          </table:table-cell>
          <table:table-cell office:value-type="float" office:value="65.959000000000003" table:style-name="ce28">
            <text:p>66.0</text:p>
          </table:table-cell>
          <table:table-cell table:number-columns-repeated="16369" table:style-name="ce26"/>
        </table:table-row>
        <table:table-row table:style-name="ro7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22.303000000000001" table:style-name="ce27">
            <text:p>22.3</text:p>
          </table:table-cell>
          <table:table-cell office:value-type="float" office:value="0" table:style-name="ce27">
            <text:p>0.0</text:p>
          </table:table-cell>
          <table:table-cell office:value-type="float" office:value="22.303000000000001" table:style-name="ce28">
            <text:p>22.3</text:p>
          </table:table-cell>
          <table:table-cell office:value-type="float" office:value="24.794" table:style-name="ce27">
            <text:p>24.8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9.323999999999998" table:style-name="ce28">
            <text:p>49.3</text:p>
          </table:table-cell>
          <table:table-cell office:value-type="float" office:value="2.5990000000000002" table:style-name="ce27">
            <text:p>2.6</text:p>
          </table:table-cell>
          <table:table-cell office:value-type="float" office:value="55.752000000000002" table:style-name="ce27">
            <text:p>55.8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80.546000000000006" table:style-name="ce28">
            <text:p>80.5</text:p>
          </table:table-cell>
          <table:table-cell office:value-type="float" office:value="71.626999999999995" table:style-name="ce28">
            <text:p>71.6</text:p>
          </table:table-cell>
          <table:table-cell table:number-columns-repeated="16369" table:style-name="ce26"/>
        </table:table-row>
        <table:table-row table:style-name="ro7">
          <table:table-cell office:value-type="float" office:value="2011" table:style-name="ce30">
            <text:p>2011</text:p>
          </table:table-cell>
          <table:table-cell table:style-name="ce32"/>
          <table:table-cell office:value-type="float" office:value="22.558" table:style-name="ce27">
            <text:p>22.6</text:p>
          </table:table-cell>
          <table:table-cell office:value-type="float" office:value="0" table:style-name="ce27">
            <text:p>0.0</text:p>
          </table:table-cell>
          <table:table-cell office:value-type="float" office:value="22.558" table:style-name="ce28">
            <text:p>22.6</text:p>
          </table:table-cell>
          <table:table-cell office:value-type="float" office:value="25.07" table:style-name="ce27">
            <text:p>25.1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50.662999999999997" table:style-name="ce28">
            <text:p>50.7</text:p>
          </table:table-cell>
          <table:table-cell office:value-type="float" office:value="3.1110000000000002" table:style-name="ce27">
            <text:p>3.1</text:p>
          </table:table-cell>
          <table:table-cell office:value-type="float" office:value="61.2" table:style-name="ce27">
            <text:p>61.2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86.27" table:style-name="ce28">
            <text:p>86.3</text:p>
          </table:table-cell>
          <table:table-cell office:value-type="float" office:value="73.221000000000004" table:style-name="ce28">
            <text:p>73.2</text:p>
          </table:table-cell>
          <table:table-cell table:number-columns-repeated="16369" table:style-name="ce26"/>
        </table:table-row>
        <table:table-row table:style-name="ro7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22.167999999999999" table:style-name="ce27">
            <text:p>22.2</text:p>
          </table:table-cell>
          <table:table-cell office:value-type="float" office:value="0" table:style-name="ce27">
            <text:p>0.0</text:p>
          </table:table-cell>
          <table:table-cell office:value-type="float" office:value="22.167999999999999" table:style-name="ce28">
            <text:p>22.2</text:p>
          </table:table-cell>
          <table:table-cell office:value-type="float" office:value="25.571000000000002" table:style-name="ce27">
            <text:p>25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9.853999999999999" table:style-name="ce28">
            <text:p>49.9</text:p>
          </table:table-cell>
          <table:table-cell office:value-type="float" office:value="3.1589999999999998" table:style-name="ce27">
            <text:p>3.2</text:p>
          </table:table-cell>
          <table:table-cell office:value-type="float" office:value="66.974999999999994" table:style-name="ce27">
            <text:p>67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92.546000000000006" table:style-name="ce28">
            <text:p>92.5</text:p>
          </table:table-cell>
          <table:table-cell office:value-type="float" office:value="72.021999999999991" table:style-name="ce28">
            <text:p>72.0</text:p>
          </table:table-cell>
          <table:table-cell table:number-columns-repeated="16369" table:style-name="ce26"/>
        </table:table-row>
        <table:table-row table:style-name="ro7">
          <table:table-cell office:value-type="float" office:value="2015" table:style-name="ce30">
            <text:p>2015</text:p>
          </table:table-cell>
          <table:table-cell table:style-name="ce26"/>
          <table:table-cell office:value-type="float" office:value="22.5" table:style-name="ce27">
            <text:p>22.5</text:p>
          </table:table-cell>
          <table:table-cell office:value-type="float" office:value="0" table:style-name="ce27">
            <text:p>0.0</text:p>
          </table:table-cell>
          <table:table-cell office:value-type="float" office:value="22.5" table:style-name="ce28">
            <text:p>22.5</text:p>
          </table:table-cell>
          <table:table-cell office:value-type="float" office:value="25.231999999999999" table:style-name="ce27">
            <text:p>25.2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62.753999999999998" table:style-name="ce28">
            <text:p>62.8</text:p>
          </table:table-cell>
          <table:table-cell office:value-type="float" office:value="3.0059999999999998" table:style-name="ce27">
            <text:p>3.0</text:p>
          </table:table-cell>
          <table:table-cell office:value-type="float" office:value="78.69" table:style-name="ce27">
            <text:p>78.7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103.922" table:style-name="ce28">
            <text:p>103.9</text:p>
          </table:table-cell>
          <table:table-cell office:value-type="float" office:value="85.254000000000005" table:style-name="ce28">
            <text:p>85.3</text:p>
          </table:table-cell>
          <table:table-cell table:number-columns-repeated="16369" table:style-name="ce26"/>
        </table:table-row>
        <table:table-row table:style-name="ro7">
          <table:table-cell office:value-type="float" office:value="2017" table:style-name="ce30">
            <text:p>2017</text:p>
          </table:table-cell>
          <table:table-cell table:style-name="ce26"/>
          <table:table-cell office:value-type="float" office:value="21.3" table:style-name="ce27">
            <text:p>21.3</text:p>
          </table:table-cell>
          <table:table-cell office:value-type="float" office:value="0" table:style-name="ce27">
            <text:p>0.0</text:p>
          </table:table-cell>
          <table:table-cell office:value-type="float" office:value="21.3" table:style-name="ce28">
            <text:p>21.3</text:p>
          </table:table-cell>
          <table:table-cell office:value-type="float" office:value="24.486999999999998" table:style-name="ce27">
            <text:p>24.5</text:p>
          </table:table-cell>
          <table:table-cell table:style-name="ce27"/>
          <table:table-cell office:value-type="float" office:value="0.40799999999999997" table:style-name="ce27">
            <text:p>0.4</text:p>
          </table:table-cell>
          <table:table-cell office:value-type="float" office:value="87.409000000000006" table:style-name="ce28">
            <text:p>87.4</text:p>
          </table:table-cell>
          <table:table-cell office:value-type="float" office:value="2.4300000000000002" table:style-name="ce27">
            <text:p>2.4</text:p>
          </table:table-cell>
          <table:table-cell office:value-type="float" office:value="117.712" table:style-name="ce27">
            <text:p>117.7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142.19900000000001" table:style-name="ce28">
            <text:p>142.2</text:p>
          </table:table-cell>
          <table:table-cell office:value-type="float" office:value="108.709" table:style-name="ce28">
            <text:p>108.7</text:p>
          </table:table-cell>
          <table:table-cell table:number-columns-repeated="16369" table:style-name="ce26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21.026" table:style-name="ce27">
            <text:p>21.0</text:p>
          </table:table-cell>
          <table:table-cell office:value-type="float" office:value="0" table:style-name="ce27">
            <text:p>0.0</text:p>
          </table:table-cell>
          <table:table-cell office:value-type="float" office:value="21.026" table:style-name="ce28">
            <text:p>21.0</text:p>
          </table:table-cell>
          <table:table-cell office:value-type="float" office:value="23.826000000000001" table:style-name="ce27">
            <text:p>23.8</text:p>
          </table:table-cell>
          <table:table-cell table:style-name="ce27"/>
          <table:table-cell office:value-type="float" office:value="0.49199999999999999" table:style-name="ce27">
            <text:p>0.5</text:p>
          </table:table-cell>
          <table:table-cell office:value-type="float" office:value="87.921000000000006" table:style-name="ce28">
            <text:p>87.9</text:p>
          </table:table-cell>
          <table:table-cell office:value-type="float" office:value="2.3730000000000002" table:style-name="ce27">
            <text:p>2.4</text:p>
          </table:table-cell>
          <table:table-cell office:value-type="float" office:value="113.645" table:style-name="ce27">
            <text:p>113.6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137.471" table:style-name="ce28">
            <text:p>137.5</text:p>
          </table:table-cell>
          <table:table-cell office:value-type="float" office:value="108.947" table:style-name="ce28">
            <text:p>108.9</text:p>
          </table:table-cell>
          <table:table-cell table:number-columns-repeated="16369" table:style-name="ce26"/>
        </table:table-row>
        <table:table-row table:style-name="ro8">
          <table:table-cell table:style-name="ce30"/>
          <table:table-cell table:style-name="ce26"/>
          <table:table-cell table:number-columns-repeated="11" table:style-name="ce33"/>
          <table:table-cell table:style-name="ce34"/>
          <table:table-cell table:style-name="ce33"/>
          <table:table-cell table:number-columns-repeated="16369" table:style-name="ce26"/>
        </table:table-row>
        <table:table-row table:style-name="ro7">
          <table:table-cell office:value-type="string" table:style-name="ce35">
            <text:p>England outside London</text:p>
          </table:table-cell>
          <table:table-cell table:style-name="ce35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style-name="ce34"/>
          <table:table-cell table:style-name="ce36"/>
          <table:table-cell table:number-columns-repeated="16369" table:style-name="ce26"/>
        </table:table-row>
        <table:table-row table:style-name="ro7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15.594000000000001" table:style-name="ce27">
            <text:p>15.6</text:p>
          </table:table-cell>
          <table:table-cell office:value-type="float" office:value="27.821000000000002" table:style-name="ce27">
            <text:p>27.8</text:p>
          </table:table-cell>
          <table:table-cell office:value-type="float" office:value="43.415000000000006" table:style-name="ce28">
            <text:p>43.4</text:p>
          </table:table-cell>
          <table:table-cell office:value-type="float" office:value="43.920999999999999" table:style-name="ce27">
            <text:p>43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80.369" table:style-name="ce28">
            <text:p>80.4</text:p>
          </table:table-cell>
          <table:table-cell office:value-type="float" office:value="11.539000000000001" table:style-name="ce27">
            <text:p>11.5</text:p>
          </table:table-cell>
          <table:table-cell office:value-type="float" office:value="82.462000000000003" table:style-name="ce27">
            <text:p>82.5</text:p>
          </table:table-cell>
          <table:table-cell table:style-name="ce27"/>
          <table:table-cell office:value-type="float" office:value="50.817" table:style-name="ce27">
            <text:p>50.8</text:p>
          </table:table-cell>
          <table:table-cell office:value-type="float" office:value="177.2" table:style-name="ce28">
            <text:p>177.2</text:p>
          </table:table-cell>
          <table:table-cell office:value-type="float" office:value="123.78400000000001" table:style-name="ce28">
            <text:p>123.8</text:p>
          </table:table-cell>
          <table:table-cell table:number-columns-repeated="16369" table:style-name="ce26"/>
        </table:table-row>
        <table:table-row table:style-name="ro7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18.986999999999998" table:style-name="ce27">
            <text:p>19.0</text:p>
          </table:table-cell>
          <table:table-cell office:value-type="float" office:value="28.350999999999999" table:style-name="ce27">
            <text:p>28.4</text:p>
          </table:table-cell>
          <table:table-cell office:value-type="float" office:value="47.337999999999994" table:style-name="ce28">
            <text:p>47.3</text:p>
          </table:table-cell>
          <table:table-cell office:value-type="float" office:value="44.974999999999994" table:style-name="ce27">
            <text:p>45.0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84.920999999999992" table:style-name="ce28">
            <text:p>84.9</text:p>
          </table:table-cell>
          <table:table-cell office:value-type="float" office:value="12.325000000000001" table:style-name="ce27">
            <text:p>12.3</text:p>
          </table:table-cell>
          <table:table-cell office:value-type="float" office:value="88.515999999999991" table:style-name="ce27">
            <text:p>88.5</text:p>
          </table:table-cell>
          <table:table-cell table:style-name="ce27"/>
          <table:table-cell office:value-type="float" office:value="56.076999999999998" table:style-name="ce27">
            <text:p>56.1</text:p>
          </table:table-cell>
          <table:table-cell office:value-type="float" office:value="189.56799999999998" table:style-name="ce28">
            <text:p>189.6</text:p>
          </table:table-cell>
          <table:table-cell office:value-type="float" office:value="132.25899999999999" table:style-name="ce28">
            <text:p>132.3</text:p>
          </table:table-cell>
          <table:table-cell table:number-columns-repeated="16369" table:style-name="ce5"/>
        </table:table-row>
        <table:table-row table:style-name="ro9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20.718" table:style-name="ce27">
            <text:p>20.7</text:p>
          </table:table-cell>
          <table:table-cell office:value-type="float" office:value="28.039000000000001" table:style-name="ce27">
            <text:p>28.0</text:p>
          </table:table-cell>
          <table:table-cell office:value-type="float" office:value="48.757000000000005" table:style-name="ce28">
            <text:p>48.8</text:p>
          </table:table-cell>
          <table:table-cell office:value-type="float" office:value="42.146000000000001" table:style-name="ce27">
            <text:p>42.1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96.882999999999996" table:style-name="ce28">
            <text:p>96.9</text:p>
          </table:table-cell>
          <table:table-cell office:value-type="float" office:value="13.916" table:style-name="ce27">
            <text:p>13.9</text:p>
          </table:table-cell>
          <table:table-cell office:value-type="float" office:value="91.652999999999992" table:style-name="ce27">
            <text:p>91.7</text:p>
          </table:table-cell>
          <table:table-cell table:style-name="ce27"/>
          <table:table-cell office:value-type="float" office:value="59.018999999999998" table:style-name="ce27">
            <text:p>59.0</text:p>
          </table:table-cell>
          <table:table-cell office:value-type="float" office:value="192.81799999999998" table:style-name="ce28">
            <text:p>192.8</text:p>
          </table:table-cell>
          <table:table-cell office:value-type="float" office:value="145.63999999999999" table:style-name="ce34">
            <text:p>145.6</text:p>
          </table:table-cell>
          <table:table-cell table:number-columns-repeated="16369" table:style-name="ce5"/>
        </table:table-row>
        <table:table-row table:style-name="ro9">
          <table:table-cell office:value-type="float" office:value="2011" table:style-name="ce30">
            <text:p>2011</text:p>
          </table:table-cell>
          <table:table-cell table:style-name="ce32"/>
          <table:table-cell office:value-type="float" office:value="21.678557544566061" table:style-name="ce27">
            <text:p>21.7</text:p>
          </table:table-cell>
          <table:table-cell office:value-type="float" office:value="28.877833132459465" table:style-name="ce27">
            <text:p>28.9</text:p>
          </table:table-cell>
          <table:table-cell office:value-type="float" office:value="50.476000000000006" table:style-name="ce28">
            <text:p>50.5</text:p>
          </table:table-cell>
          <table:table-cell office:value-type="float" office:value="40.496999999999993" table:style-name="ce27">
            <text:p>40.5</text:p>
          </table:table-cell>
          <table:table-cell table:style-name="ce27"/>
          <table:table-cell office:value-type="float" office:value="3.7480000000000002" table:style-name="ce27">
            <text:p>3.7</text:p>
          </table:table-cell>
          <table:table-cell office:value-type="float" office:value="99.305999999999997" table:style-name="ce28">
            <text:p>99.3</text:p>
          </table:table-cell>
          <table:table-cell office:value-type="float" office:value="12.766999999999999" table:style-name="ce27">
            <text:p>12.8</text:p>
          </table:table-cell>
          <table:table-cell office:value-type="float" office:value="92.940999999999988" table:style-name="ce27">
            <text:p>92.9</text:p>
          </table:table-cell>
          <table:table-cell table:style-name="ce27"/>
          <table:table-cell office:value-type="float" office:value="66.956999999999994" table:style-name="ce27">
            <text:p>67.0</text:p>
          </table:table-cell>
          <table:table-cell office:value-type="float" office:value="200.39500000000004" table:style-name="ce28">
            <text:p>200.4</text:p>
          </table:table-cell>
          <table:table-cell office:value-type="float" office:value="149.78200000000001" table:style-name="ce28">
            <text:p>149.8</text:p>
          </table:table-cell>
          <table:table-cell table:number-columns-repeated="16369" table:style-name="ce5"/>
        </table:table-row>
        <table:table-row table:style-name="ro9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21.739483214715186" table:style-name="ce27">
            <text:p>21.7</text:p>
          </table:table-cell>
          <table:table-cell office:value-type="float" office:value="29.115516785284811" table:style-name="ce27">
            <text:p>29.1</text:p>
          </table:table-cell>
          <table:table-cell office:value-type="float" office:value="50.854999999999997" table:style-name="ce28">
            <text:p>50.9</text:p>
          </table:table-cell>
          <table:table-cell office:value-type="float" office:value="36.671999999999997" table:style-name="ce27">
            <text:p>36.7</text:p>
          </table:table-cell>
          <table:table-cell table:style-name="ce27"/>
          <table:table-cell office:value-type="float" office:value="4.3339999999999996" table:style-name="ce27">
            <text:p>4.3</text:p>
          </table:table-cell>
          <table:table-cell office:value-type="float" office:value="98.704999999999998" table:style-name="ce28">
            <text:p>98.7</text:p>
          </table:table-cell>
          <table:table-cell office:value-type="float" office:value="12.201000000000001" table:style-name="ce27">
            <text:p>12.2</text:p>
          </table:table-cell>
          <table:table-cell office:value-type="float" office:value="87.146000000000015" table:style-name="ce27">
            <text:p>87.1</text:p>
          </table:table-cell>
          <table:table-cell table:style-name="ce27"/>
          <table:table-cell office:value-type="float" office:value="68.846999999999994" table:style-name="ce27">
            <text:p>68.8</text:p>
          </table:table-cell>
          <table:table-cell office:value-type="float" office:value="192.66500000000002" table:style-name="ce28">
            <text:p>192.7</text:p>
          </table:table-cell>
          <table:table-cell office:value-type="float" office:value="149.56" table:style-name="ce28">
            <text:p>149.6</text:p>
          </table:table-cell>
          <table:table-cell table:number-columns-repeated="16369" table:style-name="ce5"/>
        </table:table-row>
        <table:table-row table:style-name="ro9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21.915632523435704" table:style-name="ce27">
            <text:p>21.9</text:p>
          </table:table-cell>
          <table:table-cell office:value-type="float" office:value="31.656367476564292" table:style-name="ce27">
            <text:p>31.7</text:p>
          </table:table-cell>
          <table:table-cell office:value-type="float" office:value="53.572000000000003" table:style-name="ce28">
            <text:p>53.6</text:p>
          </table:table-cell>
          <table:table-cell office:value-type="float" office:value="36.472000000000001" table:style-name="ce27">
            <text:p>36.5</text:p>
          </table:table-cell>
          <table:table-cell table:style-name="ce27"/>
          <table:table-cell office:value-type="float" office:value="3.476" table:style-name="ce27">
            <text:p>3.5</text:p>
          </table:table-cell>
          <table:table-cell office:value-type="float" office:value="103.51000000000002" table:style-name="ce28">
            <text:p>103.5</text:p>
          </table:table-cell>
          <table:table-cell office:value-type="float" office:value="11.801" table:style-name="ce27">
            <text:p>11.8</text:p>
          </table:table-cell>
          <table:table-cell office:value-type="float" office:value="85.459000000000003" table:style-name="ce27">
            <text:p>85.5</text:p>
          </table:table-cell>
          <table:table-cell table:style-name="ce27"/>
          <table:table-cell office:value-type="float" office:value="71.381" table:style-name="ce27">
            <text:p>71.4</text:p>
          </table:table-cell>
          <table:table-cell office:value-type="float" office:value="193.31199999999998" table:style-name="ce28">
            <text:p>193.3</text:p>
          </table:table-cell>
          <table:table-cell office:value-type="float" office:value="157.08200000000002" table:style-name="ce28">
            <text:p>157.1</text:p>
          </table:table-cell>
          <table:table-cell table:number-columns-repeated="16369" table:style-name="ce5"/>
        </table:table-row>
        <table:table-row table:style-name="ro9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22.071999999999999" table:style-name="ce27">
            <text:p>22.1</text:p>
          </table:table-cell>
          <table:table-cell office:value-type="float" office:value="31.731000000000002" table:style-name="ce27">
            <text:p>31.7</text:p>
          </table:table-cell>
          <table:table-cell office:value-type="float" office:value="53.802999999999997" table:style-name="ce28">
            <text:p>53.8</text:p>
          </table:table-cell>
          <table:table-cell office:value-type="float" office:value="35.506999999999998" table:style-name="ce27">
            <text:p>35.5</text:p>
          </table:table-cell>
          <table:table-cell table:style-name="ce27"/>
          <table:table-cell office:value-type="float" office:value="3.827" table:style-name="ce27">
            <text:p>3.8</text:p>
          </table:table-cell>
          <table:table-cell office:value-type="float" office:value="118.029" table:style-name="ce28">
            <text:p>118.0</text:p>
          </table:table-cell>
          <table:table-cell office:value-type="float" office:value="12.066000000000001" table:style-name="ce27">
            <text:p>12.1</text:p>
          </table:table-cell>
          <table:table-cell office:value-type="float" office:value="99.492999999999995" table:style-name="ce27">
            <text:p>99.5</text:p>
          </table:table-cell>
          <table:table-cell table:style-name="ce27"/>
          <table:table-cell office:value-type="float" office:value="78.778000000000006" table:style-name="ce27">
            <text:p>78.8</text:p>
          </table:table-cell>
          <table:table-cell office:value-type="float" office:value="213.77799999999999" table:style-name="ce28">
            <text:p>213.8</text:p>
          </table:table-cell>
          <table:table-cell office:value-type="float" office:value="171.83199999999999" table:style-name="ce28">
            <text:p>171.8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21.651" table:style-name="ce27">
            <text:p>21.7</text:p>
          </table:table-cell>
          <table:table-cell office:value-type="float" office:value="30.37" table:style-name="ce27">
            <text:p>30.4</text:p>
          </table:table-cell>
          <table:table-cell office:value-type="float" office:value="52.042999999999999" table:style-name="ce28">
            <text:p>52.0</text:p>
          </table:table-cell>
          <table:table-cell office:value-type="float" office:value="34.101999999999997" table:style-name="ce27">
            <text:p>34.1</text:p>
          </table:table-cell>
          <table:table-cell table:style-name="ce27"/>
          <table:table-cell office:value-type="float" office:value="3.927" table:style-name="ce27">
            <text:p>3.9</text:p>
          </table:table-cell>
          <table:table-cell office:value-type="float" office:value="124.42400000000001" table:style-name="ce28">
            <text:p>124.4</text:p>
          </table:table-cell>
          <table:table-cell office:value-type="float" office:value="12.615" table:style-name="ce27">
            <text:p>12.6</text:p>
          </table:table-cell>
          <table:table-cell office:value-type="float" office:value="109.678" table:style-name="ce27">
            <text:p>109.7</text:p>
          </table:table-cell>
          <table:table-cell table:style-name="ce27"/>
          <table:table-cell office:value-type="float" office:value="80.296999999999997" table:style-name="ce27">
            <text:p>80.3</text:p>
          </table:table-cell>
          <table:table-cell office:value-type="float" office:value="224.077" table:style-name="ce28">
            <text:p>224.1</text:p>
          </table:table-cell>
          <table:table-cell office:value-type="float" office:value="176.46700000000001" table:style-name="ce28">
            <text:p>176.5</text:p>
          </table:table-cell>
          <table:table-cell table:number-columns-repeated="16369" table:style-name="ce26"/>
        </table:table-row>
        <table:table-row table:style-name="ro9">
          <table:table-cell table:style-name="ce14"/>
          <table:table-cell table:style-name="ce31"/>
          <table:table-cell table:number-columns-repeated="13" table:style-name="ce33"/>
          <table:table-cell table:number-columns-repeated="16369" table:style-name="ce5"/>
        </table:table-row>
        <table:table-row table:style-name="ro2">
          <table:table-cell office:value-type="string" table:style-name="ce35">
            <text:p>England</text:p>
          </table:table-cell>
          <table:table-cell table:style-name="ce31"/>
          <table:table-cell table:number-columns-repeated="13" table:style-name="ce38"/>
          <table:table-cell table:number-columns-repeated="16369" table:style-name="ce5"/>
        </table:table-row>
        <table:table-row table:style-name="ro2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36.344000000000001" table:style-name="ce27">
            <text:p>36.3</text:p>
          </table:table-cell>
          <table:table-cell office:value-type="float" office:value="27.821000000000002" table:style-name="ce27">
            <text:p>27.8</text:p>
          </table:table-cell>
          <table:table-cell office:value-type="float" office:value="64.165000000000006" table:style-name="ce28">
            <text:p>64.2</text:p>
          </table:table-cell>
          <table:table-cell office:value-type="float" office:value="68.820999999999998" table:style-name="ce27">
            <text:p>68.8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20.369" table:style-name="ce28">
            <text:p>120.4</text:p>
          </table:table-cell>
          <table:table-cell office:value-type="float" office:value="13.839" table:style-name="ce27">
            <text:p>13.8</text:p>
          </table:table-cell>
          <table:table-cell office:value-type="float" office:value="122.462" table:style-name="ce27">
            <text:p>122.5</text:p>
          </table:table-cell>
          <table:table-cell table:style-name="ce27"/>
          <table:table-cell office:value-type="float" office:value="50.817" table:style-name="ce27">
            <text:p>50.8</text:p>
          </table:table-cell>
          <table:table-cell office:value-type="float" office:value="242.1" table:style-name="ce28">
            <text:p>242.1</text:p>
          </table:table-cell>
          <table:table-cell office:value-type="float" office:value="184.53399999999999" table:style-name="ce28">
            <text:p>184.5</text:p>
          </table:table-cell>
          <table:table-cell table:number-columns-repeated="16369" table:style-name="ce5"/>
        </table:table-row>
        <table:table-row table:style-name="ro2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40.582999999999998" table:style-name="ce27">
            <text:p>40.6</text:p>
          </table:table-cell>
          <table:table-cell office:value-type="float" office:value="28.350999999999999" table:style-name="ce27">
            <text:p>28.4</text:p>
          </table:table-cell>
          <table:table-cell office:value-type="float" office:value="68.933999999999997" table:style-name="ce28">
            <text:p>68.9</text:p>
          </table:table-cell>
          <table:table-cell office:value-type="float" office:value="69.567999999999998" table:style-name="ce27">
            <text:p>69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29.28399999999999" table:style-name="ce28">
            <text:p>129.3</text:p>
          </table:table-cell>
          <table:table-cell office:value-type="float" office:value="14.47" table:style-name="ce27">
            <text:p>14.5</text:p>
          </table:table-cell>
          <table:table-cell office:value-type="float" office:value="126.556" table:style-name="ce27">
            <text:p>126.6</text:p>
          </table:table-cell>
          <table:table-cell table:style-name="ce27"/>
          <table:table-cell office:value-type="float" office:value="56.076999999999998" table:style-name="ce27">
            <text:p>56.1</text:p>
          </table:table-cell>
          <table:table-cell office:value-type="float" office:value="252.20099999999999" table:style-name="ce28">
            <text:p>252.2</text:p>
          </table:table-cell>
          <table:table-cell office:value-type="float" office:value="198.21799999999999" table:style-name="ce28">
            <text:p>198.2</text:p>
          </table:table-cell>
          <table:table-cell table:number-columns-repeated="16369" table:style-name="ce5"/>
        </table:table-row>
        <table:table-row table:style-name="ro2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43.021000000000001" table:style-name="ce27">
            <text:p>43.0</text:p>
          </table:table-cell>
          <table:table-cell office:value-type="float" office:value="28.039000000000001" table:style-name="ce27">
            <text:p>28.0</text:p>
          </table:table-cell>
          <table:table-cell office:value-type="float" office:value="71.06" table:style-name="ce28">
            <text:p>71.1</text:p>
          </table:table-cell>
          <table:table-cell office:value-type="float" office:value="66.94" table:style-name="ce27">
            <text:p>66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46.20699999999999" table:style-name="ce28">
            <text:p>146.2</text:p>
          </table:table-cell>
          <table:table-cell office:value-type="float" office:value="16.515000000000001" table:style-name="ce27">
            <text:p>16.5</text:p>
          </table:table-cell>
          <table:table-cell office:value-type="float" office:value="147.405" table:style-name="ce27">
            <text:p>147.4</text:p>
          </table:table-cell>
          <table:table-cell table:style-name="ce27"/>
          <table:table-cell office:value-type="float" office:value="59.018999999999998" table:style-name="ce27">
            <text:p>59.0</text:p>
          </table:table-cell>
          <table:table-cell office:value-type="float" office:value="273.36399999999998" table:style-name="ce28">
            <text:p>273.4</text:p>
          </table:table-cell>
          <table:table-cell office:value-type="float" office:value="217.267" table:style-name="ce28">
            <text:p>217.3</text:p>
          </table:table-cell>
          <table:table-cell table:number-columns-repeated="16369" table:style-name="ce5"/>
        </table:table-row>
        <table:table-row table:style-name="ro2">
          <table:table-cell office:value-type="float" office:value="2011" table:style-name="ce30">
            <text:p>2011</text:p>
          </table:table-cell>
          <table:table-cell table:style-name="ce31"/>
          <table:table-cell office:value-type="float" office:value="44.236557544566061" table:style-name="ce27">
            <text:p>44.2</text:p>
          </table:table-cell>
          <table:table-cell office:value-type="float" office:value="28.877833132459465" table:style-name="ce27">
            <text:p>28.9</text:p>
          </table:table-cell>
          <table:table-cell office:value-type="float" office:value="73.034000000000006" table:style-name="ce28">
            <text:p>73.0</text:p>
          </table:table-cell>
          <table:table-cell office:value-type="float" office:value="65.566999999999993" table:style-name="ce27">
            <text:p>65.6</text:p>
          </table:table-cell>
          <table:table-cell table:style-name="ce27"/>
          <table:table-cell office:value-type="float" office:value="3.7480000000000002" table:style-name="ce27">
            <text:p>3.7</text:p>
          </table:table-cell>
          <table:table-cell office:value-type="float" office:value="149.96899999999999" table:style-name="ce28">
            <text:p>150.0</text:p>
          </table:table-cell>
          <table:table-cell office:value-type="float" office:value="15.878" table:style-name="ce27">
            <text:p>15.9</text:p>
          </table:table-cell>
          <table:table-cell office:value-type="float" office:value="154.14099999999999" table:style-name="ce27">
            <text:p>154.1</text:p>
          </table:table-cell>
          <table:table-cell table:style-name="ce27"/>
          <table:table-cell office:value-type="float" office:value="66.956999999999994" table:style-name="ce27">
            <text:p>67.0</text:p>
          </table:table-cell>
          <table:table-cell office:value-type="float" office:value="286.66500000000002" table:style-name="ce28">
            <text:p>286.7</text:p>
          </table:table-cell>
          <table:table-cell office:value-type="float" office:value="223.00299999999999" table:style-name="ce28">
            <text:p>223.0</text:p>
          </table:table-cell>
          <table:table-cell table:number-columns-repeated="16369" table:style-name="ce5"/>
        </table:table-row>
        <table:table-row table:style-name="ro2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43.907483214715185" table:style-name="ce27">
            <text:p>43.9</text:p>
          </table:table-cell>
          <table:table-cell office:value-type="float" office:value="29.115516785284811" table:style-name="ce27">
            <text:p>29.1</text:p>
          </table:table-cell>
          <table:table-cell office:value-type="float" office:value="73.022999999999996" table:style-name="ce28">
            <text:p>73.0</text:p>
          </table:table-cell>
          <table:table-cell office:value-type="float" office:value="62.243000000000002" table:style-name="ce27">
            <text:p>62.2</text:p>
          </table:table-cell>
          <table:table-cell table:style-name="ce27"/>
          <table:table-cell office:value-type="float" office:value="4.3339999999999996" table:style-name="ce27">
            <text:p>4.3</text:p>
          </table:table-cell>
          <table:table-cell office:value-type="float" office:value="148.559" table:style-name="ce28">
            <text:p>148.6</text:p>
          </table:table-cell>
          <table:table-cell office:value-type="float" office:value="15.36" table:style-name="ce27">
            <text:p>15.4</text:p>
          </table:table-cell>
          <table:table-cell office:value-type="float" office:value="154.12100000000001" table:style-name="ce27">
            <text:p>154.1</text:p>
          </table:table-cell>
          <table:table-cell table:style-name="ce27"/>
          <table:table-cell office:value-type="float" office:value="68.846999999999994" table:style-name="ce27">
            <text:p>68.8</text:p>
          </table:table-cell>
          <table:table-cell office:value-type="float" office:value="285.21100000000001" table:style-name="ce28">
            <text:p>285.2</text:p>
          </table:table-cell>
          <table:table-cell office:value-type="float" office:value="221.58199999999999" table:style-name="ce28">
            <text:p>221.6</text:p>
          </table:table-cell>
          <table:table-cell table:number-columns-repeated="16369" table:style-name="ce5"/>
        </table:table-row>
        <table:table-row table:style-name="ro10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44.415632523435704" table:style-name="ce27">
            <text:p>44.4</text:p>
          </table:table-cell>
          <table:table-cell office:value-type="float" office:value="31.656367476564292" table:style-name="ce27">
            <text:p>31.7</text:p>
          </table:table-cell>
          <table:table-cell office:value-type="float" office:value="76.072000000000003" table:style-name="ce28">
            <text:p>76.1</text:p>
          </table:table-cell>
          <table:table-cell office:value-type="float" office:value="61.704000000000001" table:style-name="ce27">
            <text:p>61.7</text:p>
          </table:table-cell>
          <table:table-cell table:style-name="ce27"/>
          <table:table-cell office:value-type="float" office:value="3.476" table:style-name="ce27">
            <text:p>3.5</text:p>
          </table:table-cell>
          <table:table-cell office:value-type="float" office:value="166.26400000000001" table:style-name="ce28">
            <text:p>166.3</text:p>
          </table:table-cell>
          <table:table-cell office:value-type="float" office:value="14.807" table:style-name="ce27">
            <text:p>14.8</text:p>
          </table:table-cell>
          <table:table-cell office:value-type="float" office:value="164.149" table:style-name="ce27">
            <text:p>164.1</text:p>
          </table:table-cell>
          <table:table-cell office:value-type="float" office:value="0" table:style-name="ce27">
            <text:p>0.0</text:p>
          </table:table-cell>
          <table:table-cell office:value-type="float" office:value="71.381" table:style-name="ce27">
            <text:p>71.4</text:p>
          </table:table-cell>
          <table:table-cell office:value-type="float" office:value="297.23399999999998" table:style-name="ce28">
            <text:p>297.2</text:p>
          </table:table-cell>
          <table:table-cell office:value-type="float" office:value="242.33600000000001" table:style-name="ce28">
            <text:p>242.3</text:p>
          </table:table-cell>
          <table:table-cell table:number-columns-repeated="16369" table:style-name="ce5"/>
        </table:table-row>
        <table:table-row table:style-name="ro10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43.372" table:style-name="ce27">
            <text:p>43.4</text:p>
          </table:table-cell>
          <table:table-cell office:value-type="float" office:value="31.731000000000002" table:style-name="ce27">
            <text:p>31.7</text:p>
          </table:table-cell>
          <table:table-cell office:value-type="float" office:value="75.102999999999994" table:style-name="ce28">
            <text:p>75.1</text:p>
          </table:table-cell>
          <table:table-cell office:value-type="float" office:value="59.994" table:style-name="ce27">
            <text:p>60.0</text:p>
          </table:table-cell>
          <table:table-cell table:style-name="ce27"/>
          <table:table-cell office:value-type="float" office:value="4.2350000000000003" table:style-name="ce27">
            <text:p>4.2</text:p>
          </table:table-cell>
          <table:table-cell office:value-type="float" office:value="205.43799999999999" table:style-name="ce28">
            <text:p>205.4</text:p>
          </table:table-cell>
          <table:table-cell office:value-type="float" office:value="14.496" table:style-name="ce27">
            <text:p>14.5</text:p>
          </table:table-cell>
          <table:table-cell office:value-type="float" office:value="217.20500000000001" table:style-name="ce27">
            <text:p>217.2</text:p>
          </table:table-cell>
          <table:table-cell table:style-name="ce27"/>
          <table:table-cell office:value-type="float" office:value="78.778000000000006" table:style-name="ce27">
            <text:p>78.8</text:p>
          </table:table-cell>
          <table:table-cell office:value-type="float" office:value="355.97699999999998" table:style-name="ce28">
            <text:p>356.0</text:p>
          </table:table-cell>
          <table:table-cell office:value-type="float" office:value="280.541" table:style-name="ce28">
            <text:p>280.5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42.677" table:style-name="ce27">
            <text:p>42.7</text:p>
          </table:table-cell>
          <table:table-cell office:value-type="float" office:value="30.37" table:style-name="ce27">
            <text:p>30.4</text:p>
          </table:table-cell>
          <table:table-cell office:value-type="float" office:value="73.069000000000003" table:style-name="ce28">
            <text:p>73.1</text:p>
          </table:table-cell>
          <table:table-cell office:value-type="float" office:value="57.927999999999997" table:style-name="ce27">
            <text:p>57.9</text:p>
          </table:table-cell>
          <table:table-cell table:style-name="ce27"/>
          <table:table-cell office:value-type="float" office:value="4.4189999999999996" table:style-name="ce27">
            <text:p>4.4</text:p>
          </table:table-cell>
          <table:table-cell office:value-type="float" office:value="212.345" table:style-name="ce28">
            <text:p>212.3</text:p>
          </table:table-cell>
          <table:table-cell office:value-type="float" office:value="14.988" table:style-name="ce27">
            <text:p>15.0</text:p>
          </table:table-cell>
          <table:table-cell office:value-type="float" office:value="223.32300000000001" table:style-name="ce27">
            <text:p>223.3</text:p>
          </table:table-cell>
          <table:table-cell table:style-name="ce27"/>
          <table:table-cell office:value-type="float" office:value="80.296999999999997" table:style-name="ce27">
            <text:p>80.3</text:p>
          </table:table-cell>
          <table:table-cell office:value-type="float" office:value="361.548" table:style-name="ce28">
            <text:p>361.5</text:p>
          </table:table-cell>
          <table:table-cell office:value-type="float" office:value="285.41399999999999" table:style-name="ce28">
            <text:p>285.4</text:p>
          </table:table-cell>
          <table:table-cell table:number-columns-repeated="16369" table:style-name="ce26"/>
        </table:table-row>
        <table:table-row table:style-name="ro2">
          <table:table-cell table:style-name="ce14"/>
          <table:table-cell table:style-name="ce31"/>
          <table:table-cell table:number-columns-repeated="13" table:style-name="ce33"/>
          <table:table-cell table:number-columns-repeated="16369" table:style-name="ce5"/>
        </table:table-row>
        <table:table-row table:style-name="ro2">
          <table:table-cell office:value-type="string" table:style-name="ce35">
            <text:p>Wales</text:p>
          </table:table-cell>
          <table:table-cell table:style-name="ce31"/>
          <table:table-cell table:number-columns-repeated="2" table:style-name="ce38"/>
          <table:table-cell table:style-name="ce39"/>
          <table:table-cell table:number-columns-repeated="3" table:style-name="ce38"/>
          <table:table-cell table:style-name="ce39"/>
          <table:table-cell table:number-columns-repeated="4" table:style-name="ce38"/>
          <table:table-cell table:style-name="ce39"/>
          <table:table-cell table:style-name="ce40"/>
          <table:table-cell table:number-columns-repeated="16369" table:style-name="ce5"/>
        </table:table-row>
        <table:table-row table:style-name="ro2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0.48199999999999998" table:style-name="ce27">
            <text:p>0.5</text:p>
          </table:table-cell>
          <table:table-cell office:value-type="float" office:value="3.383" table:style-name="ce27">
            <text:p>3.4</text:p>
          </table:table-cell>
          <table:table-cell office:value-type="float" office:value="3.8650000000000002" table:style-name="ce28">
            <text:p>3.9</text:p>
          </table:table-cell>
          <table:table-cell office:value-type="float" office:value="2.238" table:style-name="ce27">
            <text:p>2.2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.1529999999999996" table:style-name="ce28">
            <text:p>4.2</text:p>
          </table:table-cell>
          <table:table-cell office:value-type="float" office:value="0.78600000000000003" table:style-name="ce27">
            <text:p>0.8</text:p>
          </table:table-cell>
          <table:table-cell office:value-type="float" office:value="1.6639999999999999" table:style-name="ce27">
            <text:p>1.7</text:p>
          </table:table-cell>
          <table:table-cell table:style-name="ce27"/>
          <table:table-cell office:value-type="float" office:value="7.532" table:style-name="ce27">
            <text:p>7.5</text:p>
          </table:table-cell>
          <table:table-cell office:value-type="float" office:value="11.433999999999999" table:style-name="ce28">
            <text:p>11.4</text:p>
          </table:table-cell>
          <table:table-cell office:value-type="float" office:value="8.0180000000000007" table:style-name="ce28">
            <text:p>8.0</text:p>
          </table:table-cell>
          <table:table-cell table:number-columns-repeated="16369" table:style-name="ce41"/>
        </table:table-row>
        <table:table-row table:style-name="ro2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0.94599999999999995" table:style-name="ce27">
            <text:p>0.9</text:p>
          </table:table-cell>
          <table:table-cell office:value-type="float" office:value="3.7050000000000001" table:style-name="ce27">
            <text:p>3.7</text:p>
          </table:table-cell>
          <table:table-cell office:value-type="float" office:value="4.6509999999999998" table:style-name="ce28">
            <text:p>4.7</text:p>
          </table:table-cell>
          <table:table-cell office:value-type="float" office:value="2.0379999999999998" table:style-name="ce27">
            <text:p>2.0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3.7469999999999999" table:style-name="ce28">
            <text:p>3.7</text:p>
          </table:table-cell>
          <table:table-cell office:value-type="float" office:value="0.80700000000000005" table:style-name="ce27">
            <text:p>0.8</text:p>
          </table:table-cell>
          <table:table-cell office:value-type="float" office:value="1.8109999999999999" table:style-name="ce27">
            <text:p>1.8</text:p>
          </table:table-cell>
          <table:table-cell table:style-name="ce27"/>
          <table:table-cell office:value-type="float" office:value="7.4219999999999997" table:style-name="ce27">
            <text:p>7.4</text:p>
          </table:table-cell>
          <table:table-cell office:value-type="float" office:value="11.271000000000001" table:style-name="ce28">
            <text:p>11.3</text:p>
          </table:table-cell>
          <table:table-cell office:value-type="float" office:value="8.3979999999999997" table:style-name="ce28">
            <text:p>8.4</text:p>
          </table:table-cell>
          <table:table-cell table:number-columns-repeated="16369" table:style-name="ce41"/>
        </table:table-row>
        <table:table-row table:style-name="ro2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1.3149999999999999" table:style-name="ce27">
            <text:p>1.3</text:p>
          </table:table-cell>
          <table:table-cell office:value-type="float" office:value="3.548" table:style-name="ce27">
            <text:p>3.5</text:p>
          </table:table-cell>
          <table:table-cell office:value-type="float" office:value="4.8630000000000004" table:style-name="ce28">
            <text:p>4.9</text:p>
          </table:table-cell>
          <table:table-cell office:value-type="float" office:value="1.992" table:style-name="ce27">
            <text:p>2.0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.5579999999999998" table:style-name="ce28">
            <text:p>4.6</text:p>
          </table:table-cell>
          <table:table-cell office:value-type="float" office:value="0.88200000000000001" table:style-name="ce27">
            <text:p>0.9</text:p>
          </table:table-cell>
          <table:table-cell office:value-type="float" office:value="1.9159999999999999" table:style-name="ce27">
            <text:p>1.9</text:p>
          </table:table-cell>
          <table:table-cell table:style-name="ce27"/>
          <table:table-cell office:value-type="float" office:value="8.3230000000000004" table:style-name="ce27">
            <text:p>8.3</text:p>
          </table:table-cell>
          <table:table-cell office:value-type="float" office:value="12.231" table:style-name="ce28">
            <text:p>12.2</text:p>
          </table:table-cell>
          <table:table-cell office:value-type="float" office:value="9.4209999999999994" table:style-name="ce28">
            <text:p>9.4</text:p>
          </table:table-cell>
          <table:table-cell table:number-columns-repeated="16369" table:style-name="ce41"/>
        </table:table-row>
        <table:table-row table:style-name="ro2">
          <table:table-cell office:value-type="float" office:value="2011" table:style-name="ce30">
            <text:p>2011</text:p>
          </table:table-cell>
          <table:table-cell table:style-name="ce31"/>
          <table:table-cell office:value-type="float" office:value="1.2965021514974653" table:style-name="ce27">
            <text:p>1.3</text:p>
          </table:table-cell>
          <table:table-cell office:value-type="float" office:value="3.6714978485025349" table:style-name="ce27">
            <text:p>3.7</text:p>
          </table:table-cell>
          <table:table-cell office:value-type="float" office:value="4.968" table:style-name="ce28">
            <text:p>5.0</text:p>
          </table:table-cell>
          <table:table-cell office:value-type="float" office:value="2.0179999999999998" table:style-name="ce27">
            <text:p>2.0</text:p>
          </table:table-cell>
          <table:table-cell table:style-name="ce27"/>
          <table:table-cell office:value-type="float" office:value="0.151" table:style-name="ce27">
            <text:p>0.2</text:p>
          </table:table-cell>
          <table:table-cell office:value-type="float" office:value="4.1440000000000001" table:style-name="ce28">
            <text:p>4.1</text:p>
          </table:table-cell>
          <table:table-cell office:value-type="float" office:value="0.745" table:style-name="ce27">
            <text:p>0.7</text:p>
          </table:table-cell>
          <table:table-cell office:value-type="float" office:value="1.8220000000000001" table:style-name="ce27">
            <text:p>1.8</text:p>
          </table:table-cell>
          <table:table-cell table:style-name="ce27"/>
          <table:table-cell office:value-type="float" office:value="8.4559999999999995" table:style-name="ce27">
            <text:p>8.5</text:p>
          </table:table-cell>
          <table:table-cell office:value-type="float" office:value="12.295999999999999" table:style-name="ce28">
            <text:p>12.3</text:p>
          </table:table-cell>
          <table:table-cell office:value-type="float" office:value="9.1120000000000001" table:style-name="ce28">
            <text:p>9.1</text:p>
          </table:table-cell>
          <table:table-cell table:number-columns-repeated="16369" table:style-name="ce41"/>
        </table:table-row>
        <table:table-row table:style-name="ro2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1.429516129032258" table:style-name="ce27">
            <text:p>1.4</text:p>
          </table:table-cell>
          <table:table-cell office:value-type="float" office:value="3.5084838709677419" table:style-name="ce27">
            <text:p>3.5</text:p>
          </table:table-cell>
          <table:table-cell office:value-type="float" office:value="4.9379999999999997" table:style-name="ce28">
            <text:p>4.9</text:p>
          </table:table-cell>
          <table:table-cell office:value-type="float" office:value="0.92" table:style-name="ce27">
            <text:p>0.9</text:p>
          </table:table-cell>
          <table:table-cell table:style-name="ce27"/>
          <table:table-cell office:value-type="float" office:value="0.39400000000000002" table:style-name="ce27">
            <text:p>0.4</text:p>
          </table:table-cell>
          <table:table-cell office:value-type="float" office:value="4.0220000000000002" table:style-name="ce28">
            <text:p>4.0</text:p>
          </table:table-cell>
          <table:table-cell office:value-type="float" office:value="0.71599999999999997" table:style-name="ce27">
            <text:p>0.7</text:p>
          </table:table-cell>
          <table:table-cell office:value-type="float" office:value="1.3109999999999999" table:style-name="ce27">
            <text:p>1.3</text:p>
          </table:table-cell>
          <table:table-cell table:style-name="ce27"/>
          <table:table-cell office:value-type="float" office:value="9.4600000000000009" table:style-name="ce27">
            <text:p>9.5</text:p>
          </table:table-cell>
          <table:table-cell office:value-type="float" office:value="11.691000000000001" table:style-name="ce28">
            <text:p>11.7</text:p>
          </table:table-cell>
          <table:table-cell office:value-type="float" office:value="8.9600000000000009" table:style-name="ce28">
            <text:p>9.0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1.3429418505942277" table:style-name="ce27">
            <text:p>1.3</text:p>
          </table:table-cell>
          <table:table-cell office:value-type="float" office:value="3.8010581494057725" table:style-name="ce27">
            <text:p>3.8</text:p>
          </table:table-cell>
          <table:table-cell office:value-type="float" office:value="5.1440000000000001" table:style-name="ce28">
            <text:p>5.1</text:p>
          </table:table-cell>
          <table:table-cell office:value-type="float" office:value="1.044" table:style-name="ce27">
            <text:p>1.0</text:p>
          </table:table-cell>
          <table:table-cell table:style-name="ce27"/>
          <table:table-cell office:value-type="float" office:value="0.186" table:style-name="ce27">
            <text:p>0.2</text:p>
          </table:table-cell>
          <table:table-cell office:value-type="float" office:value="4.2460000000000004" table:style-name="ce28">
            <text:p>4.2</text:p>
          </table:table-cell>
          <table:table-cell office:value-type="float" office:value="0.67900000000000005" table:style-name="ce27">
            <text:p>0.7</text:p>
          </table:table-cell>
          <table:table-cell office:value-type="float" office:value="1.3240000000000001" table:style-name="ce27">
            <text:p>1.3</text:p>
          </table:table-cell>
          <table:table-cell office:value-type="float" office:value="0" table:style-name="ce27">
            <text:p>0.0</text:p>
          </table:table-cell>
          <table:table-cell office:value-type="float" office:value="9.2850000000000001" table:style-name="ce27">
            <text:p>9.3</text:p>
          </table:table-cell>
          <table:table-cell office:value-type="float" office:value="11.653" table:style-name="ce28">
            <text:p>11.7</text:p>
          </table:table-cell>
          <table:table-cell office:value-type="float" office:value="9.39" table:style-name="ce28">
            <text:p>9.4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1.357" table:style-name="ce27">
            <text:p>1.4</text:p>
          </table:table-cell>
          <table:table-cell office:value-type="float" office:value="3.7280000000000002" table:style-name="ce27">
            <text:p>3.7</text:p>
          </table:table-cell>
          <table:table-cell office:value-type="float" office:value="5.085" table:style-name="ce28">
            <text:p>5.1</text:p>
          </table:table-cell>
          <table:table-cell office:value-type="float" office:value="0.42" table:style-name="ce27">
            <text:p>0.4</text:p>
          </table:table-cell>
          <table:table-cell table:style-name="ce27"/>
          <table:table-cell office:value-type="float" office:value="0.20399999999999999" table:style-name="ce27">
            <text:p>0.2</text:p>
          </table:table-cell>
          <table:table-cell office:value-type="float" office:value="4.7699999999999996" table:style-name="ce28">
            <text:p>4.8</text:p>
          </table:table-cell>
          <table:table-cell office:value-type="float" office:value="0.66200000000000003" table:style-name="ce27">
            <text:p>0.7</text:p>
          </table:table-cell>
          <table:table-cell office:value-type="float" office:value="1.248" table:style-name="ce27">
            <text:p>1.2</text:p>
          </table:table-cell>
          <table:table-cell table:style-name="ce27"/>
          <table:table-cell office:value-type="float" office:value="9.8170000000000002" table:style-name="ce27">
            <text:p>9.8</text:p>
          </table:table-cell>
          <table:table-cell office:value-type="float" office:value="11.484999999999999" table:style-name="ce28">
            <text:p>11.5</text:p>
          </table:table-cell>
          <table:table-cell office:value-type="float" office:value="9.8550000000000004" table:style-name="ce28">
            <text:p>9.9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1.3089999999999999" table:style-name="ce27">
            <text:p>1.3</text:p>
          </table:table-cell>
          <table:table-cell office:value-type="float" office:value="3.5659999999999998" table:style-name="ce27">
            <text:p>3.6</text:p>
          </table:table-cell>
          <table:table-cell office:value-type="float" office:value="5.0069999999999997" table:style-name="ce28">
            <text:p>5.0</text:p>
          </table:table-cell>
          <table:table-cell office:value-type="float" office:value="0.42799999999999999" table:style-name="ce27">
            <text:p>0.4</text:p>
          </table:table-cell>
          <table:table-cell table:style-name="ce27"/>
          <table:table-cell office:value-type="float" office:value="0.21099999999999999" table:style-name="ce27">
            <text:p>0.2</text:p>
          </table:table-cell>
          <table:table-cell office:value-type="float" office:value="4.9359999999999999" table:style-name="ce28">
            <text:p>4.9</text:p>
          </table:table-cell>
          <table:table-cell office:value-type="float" office:value="0.76100000000000001" table:style-name="ce27">
            <text:p>0.8</text:p>
          </table:table-cell>
          <table:table-cell office:value-type="float" office:value="1.6160000000000001" table:style-name="ce27">
            <text:p>1.6</text:p>
          </table:table-cell>
          <table:table-cell table:style-name="ce27"/>
          <table:table-cell office:value-type="float" office:value="10.207000000000001" table:style-name="ce27">
            <text:p>10.2</text:p>
          </table:table-cell>
          <table:table-cell office:value-type="float" office:value="12.250999999999999" table:style-name="ce28">
            <text:p>12.3</text:p>
          </table:table-cell>
          <table:table-cell office:value-type="float" office:value="9.9429999999999996" table:style-name="ce28">
            <text:p>9.9</text:p>
          </table:table-cell>
          <table:table-cell table:number-columns-repeated="16369" table:style-name="ce26"/>
        </table:table-row>
        <table:table-row table:style-name="ro2">
          <table:table-cell table:style-name="ce30"/>
          <table:table-cell table:style-name="ce31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2" table:style-name="ce28"/>
          <table:table-cell table:number-columns-repeated="16369" table:style-name="ce41"/>
        </table:table-row>
        <table:table-row table:style-name="ro2">
          <table:table-cell office:value-type="string" table:style-name="ce42">
            <text:p>England and Wales</text:p>
          </table:table-cell>
          <table:table-cell table:style-name="ce31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2" table:style-name="ce28"/>
          <table:table-cell table:number-columns-repeated="16369" table:style-name="ce41"/>
        </table:table-row>
        <table:table-row table:style-name="ro2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36.826000000000001" table:style-name="ce27">
            <text:p>36.8</text:p>
          </table:table-cell>
          <table:table-cell office:value-type="float" office:value="31.204000000000001" table:style-name="ce27">
            <text:p>31.2</text:p>
          </table:table-cell>
          <table:table-cell office:value-type="float" office:value="68.03" table:style-name="ce28">
            <text:p>68.0</text:p>
          </table:table-cell>
          <table:table-cell office:value-type="float" office:value="71.058999999999997" table:style-name="ce27">
            <text:p>71.1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24.52200000000001" table:style-name="ce28">
            <text:p>124.5</text:p>
          </table:table-cell>
          <table:table-cell office:value-type="float" office:value="14.625" table:style-name="ce27">
            <text:p>14.6</text:p>
          </table:table-cell>
          <table:table-cell office:value-type="float" office:value="124.126" table:style-name="ce27">
            <text:p>124.1</text:p>
          </table:table-cell>
          <table:table-cell table:style-name="ce27"/>
          <table:table-cell office:value-type="float" office:value="58.348999999999997" table:style-name="ce27">
            <text:p>58.3</text:p>
          </table:table-cell>
          <table:table-cell office:value-type="float" office:value="253.53399999999999" table:style-name="ce28">
            <text:p>253.5</text:p>
          </table:table-cell>
          <table:table-cell office:value-type="float" office:value="192.55200000000002" table:style-name="ce28">
            <text:p>192.6</text:p>
          </table:table-cell>
          <table:table-cell table:number-columns-repeated="16369" table:style-name="ce41"/>
        </table:table-row>
        <table:table-row table:style-name="ro2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41.529000000000003" table:style-name="ce27">
            <text:p>41.5</text:p>
          </table:table-cell>
          <table:table-cell office:value-type="float" office:value="32.055999999999997" table:style-name="ce27">
            <text:p>32.1</text:p>
          </table:table-cell>
          <table:table-cell office:value-type="float" office:value="73.584999999999994" table:style-name="ce28">
            <text:p>73.6</text:p>
          </table:table-cell>
          <table:table-cell office:value-type="float" office:value="71.605999999999995" table:style-name="ce27">
            <text:p>71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33.03100000000001" table:style-name="ce28">
            <text:p>133.0</text:p>
          </table:table-cell>
          <table:table-cell office:value-type="float" office:value="15.276999999999999" table:style-name="ce27">
            <text:p>15.3</text:p>
          </table:table-cell>
          <table:table-cell office:value-type="float" office:value="128.36699999999999" table:style-name="ce27">
            <text:p>128.4</text:p>
          </table:table-cell>
          <table:table-cell table:style-name="ce27"/>
          <table:table-cell office:value-type="float" office:value="63.499000000000002" table:style-name="ce27">
            <text:p>63.5</text:p>
          </table:table-cell>
          <table:table-cell office:value-type="float" office:value="263.47199999999998" table:style-name="ce28">
            <text:p>263.5</text:p>
          </table:table-cell>
          <table:table-cell office:value-type="float" office:value="206.61599999999999" table:style-name="ce28">
            <text:p>206.6</text:p>
          </table:table-cell>
          <table:table-cell table:number-columns-repeated="16369" table:style-name="ce41"/>
        </table:table-row>
        <table:table-row table:style-name="ro2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44.335999999999999" table:style-name="ce27">
            <text:p>44.3</text:p>
          </table:table-cell>
          <table:table-cell office:value-type="float" office:value="31.587" table:style-name="ce27">
            <text:p>31.6</text:p>
          </table:table-cell>
          <table:table-cell office:value-type="float" office:value="75.923000000000002" table:style-name="ce28">
            <text:p>75.9</text:p>
          </table:table-cell>
          <table:table-cell office:value-type="float" office:value="68.932000000000002" table:style-name="ce27">
            <text:p>68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50.76499999999999" table:style-name="ce28">
            <text:p>150.8</text:p>
          </table:table-cell>
          <table:table-cell office:value-type="float" office:value="17.396999999999998" table:style-name="ce27">
            <text:p>17.4</text:p>
          </table:table-cell>
          <table:table-cell office:value-type="float" office:value="149.321" table:style-name="ce27">
            <text:p>149.3</text:p>
          </table:table-cell>
          <table:table-cell table:style-name="ce27"/>
          <table:table-cell office:value-type="float" office:value="67.341999999999999" table:style-name="ce27">
            <text:p>67.3</text:p>
          </table:table-cell>
          <table:table-cell office:value-type="float" office:value="285.59500000000003" table:style-name="ce28">
            <text:p>285.6</text:p>
          </table:table-cell>
          <table:table-cell office:value-type="float" office:value="226.68799999999999" table:style-name="ce28">
            <text:p>226.7</text:p>
          </table:table-cell>
          <table:table-cell table:number-columns-repeated="16369" table:style-name="ce41"/>
        </table:table-row>
        <table:table-row table:style-name="ro2">
          <table:table-cell office:value-type="float" office:value="2011" table:style-name="ce30">
            <text:p>2011</text:p>
          </table:table-cell>
          <table:table-cell table:style-name="ce31"/>
          <table:table-cell office:value-type="float" office:value="45.533059696063525" table:style-name="ce27">
            <text:p>45.5</text:p>
          </table:table-cell>
          <table:table-cell office:value-type="float" office:value="32.549330980961997" table:style-name="ce27">
            <text:p>32.5</text:p>
          </table:table-cell>
          <table:table-cell office:value-type="float" office:value="78.001999999999995" table:style-name="ce28">
            <text:p>78.0</text:p>
          </table:table-cell>
          <table:table-cell office:value-type="float" office:value="67.584999999999994" table:style-name="ce27">
            <text:p>67.6</text:p>
          </table:table-cell>
          <table:table-cell table:style-name="ce27"/>
          <table:table-cell office:value-type="float" office:value="3.899" table:style-name="ce27">
            <text:p>3.9</text:p>
          </table:table-cell>
          <table:table-cell office:value-type="float" office:value="154.113" table:style-name="ce28">
            <text:p>154.1</text:p>
          </table:table-cell>
          <table:table-cell office:value-type="float" office:value="16.623000000000001" table:style-name="ce27">
            <text:p>16.6</text:p>
          </table:table-cell>
          <table:table-cell office:value-type="float" office:value="155.96299999999999" table:style-name="ce27">
            <text:p>156.0</text:p>
          </table:table-cell>
          <table:table-cell table:style-name="ce27"/>
          <table:table-cell office:value-type="float" office:value="75.412999999999997" table:style-name="ce27">
            <text:p>75.4</text:p>
          </table:table-cell>
          <table:table-cell office:value-type="float" office:value="298.96100000000001" table:style-name="ce28">
            <text:p>299.0</text:p>
          </table:table-cell>
          <table:table-cell office:value-type="float" office:value="232.11500000000001" table:style-name="ce28">
            <text:p>232.1</text:p>
          </table:table-cell>
          <table:table-cell table:number-columns-repeated="16369" table:style-name="ce41"/>
        </table:table-row>
        <table:table-row table:style-name="ro2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45.336999343747443" table:style-name="ce27">
            <text:p>45.3</text:p>
          </table:table-cell>
          <table:table-cell office:value-type="float" office:value="32.624000656252555" table:style-name="ce27">
            <text:p>32.6</text:p>
          </table:table-cell>
          <table:table-cell office:value-type="float" office:value="77.960999999999999" table:style-name="ce28">
            <text:p>78.0</text:p>
          </table:table-cell>
          <table:table-cell office:value-type="float" office:value="63.162999999999997" table:style-name="ce27">
            <text:p>63.2</text:p>
          </table:table-cell>
          <table:table-cell table:style-name="ce27"/>
          <table:table-cell office:value-type="float" office:value="4.7279999999999998" table:style-name="ce27">
            <text:p>4.7</text:p>
          </table:table-cell>
          <table:table-cell office:value-type="float" office:value="152.58099999999999" table:style-name="ce28">
            <text:p>152.6</text:p>
          </table:table-cell>
          <table:table-cell office:value-type="float" office:value="16.076000000000001" table:style-name="ce27">
            <text:p>16.1</text:p>
          </table:table-cell>
          <table:table-cell office:value-type="float" office:value="155.43199999999999" table:style-name="ce27">
            <text:p>155.4</text:p>
          </table:table-cell>
          <table:table-cell table:style-name="ce27"/>
          <table:table-cell office:value-type="float" office:value="78.307000000000002" table:style-name="ce27">
            <text:p>78.3</text:p>
          </table:table-cell>
          <table:table-cell office:value-type="float" office:value="296.90199999999999" table:style-name="ce28">
            <text:p>296.9</text:p>
          </table:table-cell>
          <table:table-cell office:value-type="float" office:value="230.54199999999997" table:style-name="ce28">
            <text:p>230.5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45.758574374029934" table:style-name="ce27">
            <text:p>45.8</text:p>
          </table:table-cell>
          <table:table-cell office:value-type="float" office:value="35.45742562597006" table:style-name="ce27">
            <text:p>35.5</text:p>
          </table:table-cell>
          <table:table-cell office:value-type="float" office:value="81.215999999999994" table:style-name="ce28">
            <text:p>81.2</text:p>
          </table:table-cell>
          <table:table-cell office:value-type="float" office:value="62.747999999999998" table:style-name="ce27">
            <text:p>62.7</text:p>
          </table:table-cell>
          <table:table-cell table:style-name="ce27"/>
          <table:table-cell office:value-type="float" office:value="3.6619999999999999" table:style-name="ce27">
            <text:p>3.7</text:p>
          </table:table-cell>
          <table:table-cell office:value-type="float" office:value="170.51" table:style-name="ce28">
            <text:p>170.5</text:p>
          </table:table-cell>
          <table:table-cell office:value-type="float" office:value="15.486000000000001" table:style-name="ce27">
            <text:p>15.5</text:p>
          </table:table-cell>
          <table:table-cell office:value-type="float" office:value="165.47300000000001" table:style-name="ce27">
            <text:p>165.5</text:p>
          </table:table-cell>
          <table:table-cell office:value-type="float" office:value="0" table:style-name="ce27">
            <text:p>0.0</text:p>
          </table:table-cell>
          <table:table-cell office:value-type="float" office:value="80.665999999999997" table:style-name="ce27">
            <text:p>80.7</text:p>
          </table:table-cell>
          <table:table-cell office:value-type="float" office:value="308.887" table:style-name="ce28">
            <text:p>308.9</text:p>
          </table:table-cell>
          <table:table-cell office:value-type="float" office:value="251.726" table:style-name="ce28">
            <text:p>251.7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44.728999999999999" table:style-name="ce27">
            <text:p>44.7</text:p>
          </table:table-cell>
          <table:table-cell office:value-type="float" office:value="35.459000000000003" table:style-name="ce27">
            <text:p>35.5</text:p>
          </table:table-cell>
          <table:table-cell office:value-type="float" office:value="80.188000000000002" table:style-name="ce28">
            <text:p>80.2</text:p>
          </table:table-cell>
          <table:table-cell office:value-type="float" office:value="60.414000000000001" table:style-name="ce27">
            <text:p>60.4</text:p>
          </table:table-cell>
          <table:table-cell table:style-name="ce27"/>
          <table:table-cell office:value-type="float" office:value="4.4390000000000001" table:style-name="ce27">
            <text:p>4.4</text:p>
          </table:table-cell>
          <table:table-cell office:value-type="float" office:value="210.208" table:style-name="ce28">
            <text:p>210.2</text:p>
          </table:table-cell>
          <table:table-cell office:value-type="float" office:value="15.157999999999999" table:style-name="ce27">
            <text:p>15.2</text:p>
          </table:table-cell>
          <table:table-cell office:value-type="float" office:value="218.453" table:style-name="ce27">
            <text:p>218.5</text:p>
          </table:table-cell>
          <table:table-cell table:style-name="ce27"/>
          <table:table-cell office:value-type="float" office:value="88.594999999999999" table:style-name="ce27">
            <text:p>88.6</text:p>
          </table:table-cell>
          <table:table-cell office:value-type="float" office:value="367.46199999999999" table:style-name="ce28">
            <text:p>367.5</text:p>
          </table:table-cell>
          <table:table-cell office:value-type="float" office:value="290.39600000000002" table:style-name="ce28">
            <text:p>290.4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43.985999999999997" table:style-name="ce27">
            <text:p>44.0</text:p>
          </table:table-cell>
          <table:table-cell office:value-type="float" office:value="33.936" table:style-name="ce27">
            <text:p>33.9</text:p>
          </table:table-cell>
          <table:table-cell office:value-type="float" office:value="78.075999999999993" table:style-name="ce28">
            <text:p>78.1</text:p>
          </table:table-cell>
          <table:table-cell office:value-type="float" office:value="58.356000000000002" table:style-name="ce27">
            <text:p>58.4</text:p>
          </table:table-cell>
          <table:table-cell table:style-name="ce27"/>
          <table:table-cell office:value-type="float" office:value="4.63" table:style-name="ce27">
            <text:p>4.6</text:p>
          </table:table-cell>
          <table:table-cell office:value-type="float" office:value="217.28100000000001" table:style-name="ce28">
            <text:p>217.3</text:p>
          </table:table-cell>
          <table:table-cell office:value-type="float" office:value="15.749000000000001" table:style-name="ce27">
            <text:p>15.7</text:p>
          </table:table-cell>
          <table:table-cell office:value-type="float" office:value="224.93899999999999" table:style-name="ce27">
            <text:p>224.9</text:p>
          </table:table-cell>
          <table:table-cell table:style-name="ce27"/>
          <table:table-cell office:value-type="float" office:value="90.504000000000005" table:style-name="ce27">
            <text:p>90.5</text:p>
          </table:table-cell>
          <table:table-cell office:value-type="float" office:value="373.79899999999998" table:style-name="ce28">
            <text:p>373.8</text:p>
          </table:table-cell>
          <table:table-cell office:value-type="float" office:value="295.35700000000003" table:style-name="ce28">
            <text:p>295.4</text:p>
          </table:table-cell>
          <table:table-cell table:number-columns-repeated="16369" table:style-name="ce26"/>
        </table:table-row>
        <table:table-row table:style-name="ro11">
          <table:table-cell table:number-columns-repeated="2" table:style-name="ce43"/>
          <table:table-cell table:number-columns-repeated="12" table:style-name="ce44"/>
          <table:table-cell table:style-name="ce12"/>
          <table:table-cell table:number-columns-repeated="16369" table:style-name="ce41"/>
        </table:table-row>
        <table:table-row table:style-name="ro2">
          <table:table-cell table:number-columns-repeated="2" table:style-name="ce31"/>
          <table:table-cell table:number-columns-repeated="12" table:style-name="ce45"/>
          <table:table-cell table:style-name="ce4"/>
          <table:table-cell table:number-columns-repeated="16369" table:style-name="ce41"/>
        </table:table-row>
        <table:table-row table:style-name="ro2">
          <table:table-cell office:value-type="string" table:style-name="ce14">
            <text:p>1 Includes purpose built taxis (which are wheelchair accessible) and converted vehicles.</text:p>
          </table:table-cell>
          <table:table-cell table:style-name="ce14"/>
          <table:table-cell table:number-columns-repeated="3" table:style-name="ce13"/>
          <table:table-cell table:number-columns-repeated="8" table:style-name="ce4"/>
          <table:table-cell table:style-name="ce31"/>
          <table:table-cell table:style-name="ce4"/>
          <table:table-cell table:number-columns-repeated="16369" table:style-name="ce41"/>
        </table:table-row>
        <table:table-row table:style-name="ro2">
          <table:table-cell office:value-type="string" table:style-name="ce31">
            <text:p>2 <text:s/>Total taxis may not equal the number of wheelchair accessible taxis and other taxis as the breakdown was not provided by some licensing authorities.</text:p>
          </table:table-cell>
          <table:table-cell table:number-columns-repeated="12" table:style-name="ce31"/>
          <table:table-cell table:style-name="ce4"/>
          <table:table-cell table:style-name="ce31"/>
          <table:table-cell table:number-columns-repeated="16369" table:style-name="ce41"/>
        </table:table-row>
        <table:table-row table:style-name="ro2">
          <table:table-cell office:value-type="string" table:style-name="ce14">
            <text:p>R Minor revisions made to 2017 figures.</text:p>
          </table:table-cell>
          <table:table-cell table:number-columns-repeated="12" table:style-name="ce31"/>
          <table:table-cell table:style-name="ce4"/>
          <table:table-cell table:style-name="ce31"/>
          <table:table-cell table:number-columns-repeated="16369" table:style-name="ce41"/>
        </table:table-row>
        <table:table-row table:style-name="ro2">
          <table:table-cell table:style-name="ce14"/>
          <table:table-cell table:number-columns-repeated="12" table:style-name="ce31"/>
          <table:table-cell table:style-name="ce4"/>
          <table:table-cell table:style-name="ce31"/>
          <table:table-cell table:number-columns-repeated="16369" table:style-name="ce41"/>
        </table:table-row>
        <table:table-row table:style-name="ro2">
          <table:table-cell office:value-type="string" table:style-name="ce5">
            <text:p>Telephone: 020 7944 3077</text:p>
          </table:table-cell>
          <table:table-cell table:style-name="ce5"/>
          <table:table-cell table:number-columns-repeated="3" table:style-name="ce13"/>
          <table:table-cell table:number-columns-repeated="2" table:style-name="ce4"/>
          <table:table-cell table:style-name="ce46"/>
          <table:table-cell table:number-columns-repeated="6" table:style-name="ce4"/>
          <table:table-cell table:style-name="ce47"/>
          <table:table-cell table:number-columns-repeated="16369" table:style-name="ce41"/>
        </table:table-row>
        <table:table-row table:style-name="ro2">
          <table:table-cell office:value-type="string" table:style-name="ce48">
            <text:p><text:a xlink:href="mailto:bus.statistics@dft.gov.uk"><text:span text:style-name="T1">Email:<text:s/></text:span>bus.statistics@dft.gov.uk</text:a></text:p>
          </table:table-cell>
          <table:table-cell table:style-name="ce5"/>
          <table:table-cell table:number-columns-repeated="3" table:style-name="ce13"/>
          <table:table-cell table:number-columns-repeated="2" table:style-name="ce4"/>
          <table:table-cell table:style-name="ce49"/>
          <table:table-cell table:number-columns-repeated="6" table:style-name="ce4"/>
          <table:table-cell table:style-name="ce47"/>
          <table:table-cell table:number-columns-repeated="16369" table:style-name="ce41"/>
        </table:table-row>
        <table:table-row table:style-name="ro2">
          <table:table-cell table:number-columns-repeated="2" table:style-name="ce50"/>
          <table:table-cell table:number-columns-repeated="3" table:style-name="ce13"/>
          <table:table-cell table:number-columns-repeated="9" table:style-name="ce4"/>
          <table:table-cell table:style-name="ce47"/>
          <table:table-cell table:number-columns-repeated="16369" table:style-name="ce41"/>
        </table:table-row>
        <table:table-row table:style-name="ro2">
          <table:table-cell table:number-columns-repeated="2" table:style-name="ce5"/>
          <table:table-cell table:number-columns-repeated="3" table:style-name="ce13"/>
          <table:table-cell table:style-name="ce49"/>
          <table:table-cell table:number-columns-repeated="8" table:style-name="ce4"/>
          <table:table-cell office:value-type="string" table:style-name="ce47">
            <text:p>Source: Taxi Licensing Authorities</text:p>
          </table:table-cell>
          <table:table-cell table:number-columns-repeated="16369" table:style-name="ce41"/>
        </table:table-row>
        <table:table-row table:style-name="ro2">
          <table:table-cell table:number-columns-repeated="2" table:style-name="ce5"/>
          <table:table-cell table:number-columns-repeated="3" table:style-name="ce13"/>
          <table:table-cell table:number-columns-repeated="3" table:style-name="ce4"/>
          <table:table-cell table:style-name="ce51"/>
          <table:table-cell table:number-columns-repeated="5" table:style-name="ce4"/>
          <table:table-cell office:value-type="string" table:style-name="ce47">
            <text:p>Last updated: 25 October 2018</text:p>
          </table:table-cell>
          <table:table-cell table:number-columns-repeated="16369" table:style-name="ce41"/>
        </table:table-row>
        <table:table-row table:style-name="ro2">
          <table:table-cell table:number-columns-repeated="2" table:style-name="ce5"/>
          <table:table-cell table:number-columns-repeated="3" table:style-name="ce13"/>
          <table:table-cell table:number-columns-repeated="3" table:style-name="ce4"/>
          <table:table-cell table:style-name="ce51"/>
          <table:table-cell table:number-columns-repeated="5" table:style-name="ce4"/>
          <table:table-cell office:value-type="string" table:style-name="ce47">
            <text:p>Next update: Summer 2019</text:p>
          </table:table-cell>
          <table:table-cell table:number-columns-repeated="16369" table:style-name="ce41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style-name="ce5"/>
          <table:table-cell table:number-columns-repeated="3" table:style-name="ce13"/>
          <table:table-cell table:number-columns-repeated="3" table:style-name="ce4"/>
          <table:table-cell table:style-name="ce51"/>
          <table:table-cell table:number-columns-repeated="6" table:style-name="ce4"/>
          <table:table-cell table:number-columns-repeated="16369" table:style-name="ce41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\a" table:expression="of:=[.#REF!]" table:base-cell-address="TAXI0102.$A$1"/>
          <table:named-expression table:name="\p" table:expression="of:=[.#REF!]" table:base-cell-address="TAXI0102.$A$1"/>
          <table:named-expression table:name="\s" table:expression="of:=[.#REF!]" table:base-cell-address="TAXI0102.$A$1"/>
          <table:named-expression table:name="\z" table:expression="of:=[.#REF!]" table:base-cell-address="TAXI0102.$A$1"/>
          <table:named-expression table:name="_PRv2" table:expression="of:=[.#REF!]" table:base-cell-address="TAXI0102.$A$1"/>
          <table:named-expression table:name="_PUv2" table:expression="of:=[.#REF!]" table:base-cell-address="TAXI0102.$A$1"/>
          <table:named-expression table:name="_QU1" table:expression="of:=[.#REF!]" table:base-cell-address="TAXI0102.$A$1"/>
          <table:named-expression table:name="_QU10" table:expression="of:=[.#REF!]" table:base-cell-address="TAXI0102.$A$1"/>
          <table:named-expression table:name="_QU11" table:expression="of:=[.#REF!]" table:base-cell-address="TAXI0102.$A$1"/>
          <table:named-expression table:name="_QU12" table:expression="of:=[.#REF!]" table:base-cell-address="TAXI0102.$A$1"/>
          <table:named-expression table:name="_QU13" table:expression="of:=[.#REF!]" table:base-cell-address="TAXI0102.$A$1"/>
          <table:named-expression table:name="_QU14" table:expression="of:=[.#REF!]" table:base-cell-address="TAXI0102.$A$1"/>
          <table:named-expression table:name="_QU15" table:expression="of:=[.#REF!]" table:base-cell-address="TAXI0102.$A$1"/>
          <table:named-expression table:name="_QU16" table:expression="of:=[.#REF!]" table:base-cell-address="TAXI0102.$A$1"/>
          <table:named-expression table:name="_qu17" table:expression="of:=[.#REF!]" table:base-cell-address="TAXI0102.$A$1"/>
          <table:named-expression table:name="_QU2" table:expression="of:=[.#REF!]" table:base-cell-address="TAXI0102.$A$1"/>
          <table:named-expression table:name="_QU3" table:expression="of:=[.#REF!]" table:base-cell-address="TAXI0102.$A$1"/>
          <table:named-expression table:name="_QU4" table:expression="of:=[.#REF!]" table:base-cell-address="TAXI0102.$A$1"/>
          <table:named-expression table:name="_QU5" table:expression="of:=[.#REF!]" table:base-cell-address="TAXI0102.$A$1"/>
          <table:named-expression table:name="_QU6" table:expression="of:=[.#REF!]" table:base-cell-address="TAXI0102.$A$1"/>
          <table:named-expression table:name="_QU7" table:expression="of:=[.#REF!]" table:base-cell-address="TAXI0102.$A$1"/>
          <table:named-expression table:name="_QU8" table:expression="of:=[.#REF!]" table:base-cell-address="TAXI0102.$A$1"/>
          <table:named-expression table:name="_QU9" table:expression="of:=[.#REF!]" table:base-cell-address="TAXI0102.$A$1"/>
          <table:named-expression table:name="_TAB2" table:expression="of:=[.#REF!]" table:base-cell-address="TAXI0102.$A$1"/>
          <table:named-expression table:name="_TAB9" table:expression="of:=[.#REF!]" table:base-cell-address="TAXI0102.$A$1"/>
          <table:named-expression table:name="_TRv2" table:expression="of:=[.#REF!]" table:base-cell-address="TAXI0102.$A$1"/>
          <table:named-expression table:name="_tuv2" table:expression="of:=[.#REF!]" table:base-cell-address="TAXI0102.$A$1"/>
          <table:named-expression table:name="_Yr01" table:expression="of:=[.#REF!]" table:base-cell-address="TAXI0102.$A$1"/>
          <table:named-expression table:name="_Yr02" table:expression="of:=[.#REF!]" table:base-cell-address="TAXI0102.$A$1"/>
          <table:named-expression table:name="BOTO" table:expression="of:=[.#REF!]" table:base-cell-address="TAXI0102.$A$1"/>
          <table:named-expression table:name="BOTO2" table:expression="of:=[.#REF!]" table:base-cell-address="TAXI0102.$A$1"/>
          <table:named-expression table:name="DASH" table:expression="of:=[.#REF!]" table:base-cell-address="TAXI0102.$A$1"/>
          <table:named-expression table:name="Data_col1" table:expression="of:=[.#REF!]" table:base-cell-address="TAXI0102.$A$1"/>
          <table:named-expression table:name="exchange_rate" table:expression="of:=[.#REF!]" table:base-cell-address="TAXI0102.$A$1"/>
          <table:named-expression table:name="GEOG9703" table:expression="of:=[.#REF!]" table:base-cell-address="TAXI0102.$A$1"/>
          <table:named-expression table:name="Lon" table:expression="of:=[.#REF!]" table:base-cell-address="TAXI0102.$A$1"/>
          <table:named-expression table:name="MIN" table:expression="of:=[.#REF!]" table:base-cell-address="TAXI0102.$A$1"/>
          <table:named-expression table:name="mincheck" table:expression="of:=[.#REF!]" table:base-cell-address="TAXI0102.$A$1"/>
          <table:named-expression table:name="name" table:expression="of:=[.#REF!]" table:base-cell-address="TAXI0102.$A$1"/>
          <table:named-expression table:name="other" table:expression="of:=[.#REF!]" table:base-cell-address="TAXI0102.$A$1"/>
          <table:named-expression table:name="PR" table:expression="of:=[.#REF!]" table:base-cell-address="TAXI0102.$A$1"/>
          <table:named-range table:name="Print_Area" table:cell-range-address="TAXI0102.$A$1:TAXI0102.$O$69" table:base-cell-address="TAXI0102.$A$1"/>
          <table:named-expression table:name="Print_Area_MI" table:expression="of:=[.#REF!]" table:base-cell-address="TAXI0102.$A$1"/>
          <table:named-expression table:name="PU" table:expression="of:=[.#REF!]" table:base-cell-address="TAXI0102.$A$1"/>
          <table:named-expression table:name="R_" table:expression="of:=[.#REF!]" table:base-cell-address="TAXI0102.$A$1"/>
          <table:named-expression table:name="region" table:expression="of:=[.#REF!]" table:base-cell-address="TAXI0102.$A$1"/>
          <table:named-expression table:name="TAB5cQT" table:expression="of:=[.#REF!]" table:base-cell-address="TAXI0102.$A$1"/>
          <table:named-expression table:name="TAX0101_phvCHART" table:expression="of:=[.#REF!]" table:base-cell-address="TAXI0102.$A$1"/>
          <table:named-expression table:name="TB6a_bik" table:expression="of:=[.#REF!]" table:base-cell-address="TAXI0102.$A$1"/>
          <table:named-expression table:name="TB6a_car" table:expression="of:=[.#REF!]" table:base-cell-address="TAXI0102.$A$1"/>
          <table:named-expression table:name="TB6a_cyc" table:expression="of:=[.#REF!]" table:base-cell-address="TAXI0102.$A$1"/>
          <table:named-expression table:name="TB6a_ped" table:expression="of:=[.#REF!]" table:base-cell-address="TAXI0102.$A$1"/>
          <table:named-expression table:name="TB6b_bik" table:expression="of:=[.#REF!]" table:base-cell-address="TAXI0102.$A$1"/>
          <table:named-expression table:name="TB6b_car" table:expression="of:=[.#REF!]" table:base-cell-address="TAXI0102.$A$1"/>
          <table:named-expression table:name="TB6b_cyc" table:expression="of:=[.#REF!]" table:base-cell-address="TAXI0102.$A$1"/>
          <table:named-expression table:name="TB6b_ped" table:expression="of:=[.#REF!]" table:base-cell-address="TAXI0102.$A$1"/>
          <table:named-expression table:name="TB6c_bik" table:expression="of:=[.#REF!]" table:base-cell-address="TAXI0102.$A$1"/>
          <table:named-expression table:name="TB6c_car" table:expression="of:=[.#REF!]" table:base-cell-address="TAXI0102.$A$1"/>
          <table:named-expression table:name="TB6c_cyc" table:expression="of:=[.#REF!]" table:base-cell-address="TAXI0102.$A$1"/>
          <table:named-expression table:name="TB6c_ped" table:expression="of:=[.#REF!]" table:base-cell-address="TAXI0102.$A$1"/>
          <table:named-expression table:name="temp02" table:expression="of:=[.#REF!]" table:base-cell-address="TAXI0102.$A$1"/>
          <table:named-expression table:name="TOP" table:expression="of:=[.#REF!]" table:base-cell-address="TAXI0102.$A$1"/>
          <table:named-expression table:name="v" table:expression="of:=[.#REF!]" table:base-cell-address="TAXI0102.$A$1"/>
          <table:named-expression table:name="Yr00" table:expression="of:=[.#REF!]" table:base-cell-address="TAXI0102.$A$1"/>
        </table:named-expressions>
      </table:table>
      <table:table table:name="'file:///C:/temp/Working%20files/6.11.9%20DW%20LHA%20&amp;%20HA%20roads%20casulties_1WIP.xls'#Sheet2" table:style-name="ta2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2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2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2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TAXI0102.$A$1"/>
        <table:named-expression table:name="\b" table:expression="of:=#N/A" table:base-cell-address="TAXI0102.$A$1"/>
        <table:named-expression table:name="\p" table:expression="of:=[.#REF!]" table:base-cell-address="TAXI0102.$A$1"/>
        <table:named-expression table:name="\s" table:expression="of:=[.#REF!]" table:base-cell-address="TAXI0102.$A$1"/>
        <table:named-expression table:name="\z" table:expression="of:=[.#REF!]" table:base-cell-address="TAXI0102.$A$1"/>
        <table:named-expression table:name="_PRv2" table:expression="of:=[.#REF!]" table:base-cell-address="TAXI0102.$A$1"/>
        <table:named-expression table:name="_PUv2" table:expression="of:=[.#REF!]" table:base-cell-address="TAXI0102.$A$1"/>
        <table:named-expression table:name="_QU1" table:expression="of:=[.#REF!]" table:base-cell-address="TAXI0102.$A$1"/>
        <table:named-expression table:name="_QU10" table:expression="of:=[.#REF!]" table:base-cell-address="TAXI0102.$A$1"/>
        <table:named-expression table:name="_QU11" table:expression="of:=[.#REF!]" table:base-cell-address="TAXI0102.$A$1"/>
        <table:named-expression table:name="_QU12" table:expression="of:=[.#REF!]" table:base-cell-address="TAXI0102.$A$1"/>
        <table:named-expression table:name="_QU13" table:expression="of:=[.#REF!]" table:base-cell-address="TAXI0102.$A$1"/>
        <table:named-expression table:name="_QU14" table:expression="of:=[.#REF!]" table:base-cell-address="TAXI0102.$A$1"/>
        <table:named-expression table:name="_QU15" table:expression="of:=[.#REF!]" table:base-cell-address="TAXI0102.$A$1"/>
        <table:named-expression table:name="_QU16" table:expression="of:=[.#REF!]" table:base-cell-address="TAXI0102.$A$1"/>
        <table:named-expression table:name="_qu17" table:expression="of:=[.#REF!]" table:base-cell-address="TAXI0102.$A$1"/>
        <table:named-expression table:name="_QU2" table:expression="of:=[.#REF!]" table:base-cell-address="TAXI0102.$A$1"/>
        <table:named-expression table:name="_QU3" table:expression="of:=[.#REF!]" table:base-cell-address="TAXI0102.$A$1"/>
        <table:named-expression table:name="_QU4" table:expression="of:=[.#REF!]" table:base-cell-address="TAXI0102.$A$1"/>
        <table:named-expression table:name="_QU5" table:expression="of:=[.#REF!]" table:base-cell-address="TAXI0102.$A$1"/>
        <table:named-expression table:name="_QU6" table:expression="of:=[.#REF!]" table:base-cell-address="TAXI0102.$A$1"/>
        <table:named-expression table:name="_QU7" table:expression="of:=[.#REF!]" table:base-cell-address="TAXI0102.$A$1"/>
        <table:named-expression table:name="_QU8" table:expression="of:=[.#REF!]" table:base-cell-address="TAXI0102.$A$1"/>
        <table:named-expression table:name="_QU9" table:expression="of:=[.#REF!]" table:base-cell-address="TAXI0102.$A$1"/>
        <table:named-expression table:name="_TAB2" table:expression="of:=[.#REF!]" table:base-cell-address="TAXI0102.$A$1"/>
        <table:named-expression table:name="_TAB9" table:expression="of:=[.#REF!]" table:base-cell-address="TAXI0102.$A$1"/>
        <table:named-expression table:name="_TRv2" table:expression="of:=[.#REF!]" table:base-cell-address="TAXI0102.$A$1"/>
        <table:named-expression table:name="_tuv2" table:expression="of:=[.#REF!]" table:base-cell-address="TAXI0102.$A$1"/>
        <table:named-expression table:name="_Yr01" table:expression="of:=[.#REF!]" table:base-cell-address="TAXI0102.$A$1"/>
        <table:named-expression table:name="_Yr02" table:expression="of:=[.#REF!]" table:base-cell-address="TAXI0102.$A$1"/>
        <table:named-expression table:name="BOTO" table:expression="of:=[.#REF!]" table:base-cell-address="TAXI0102.$A$1"/>
        <table:named-expression table:name="BOTO2" table:expression="of:=[.#REF!]" table:base-cell-address="TAXI0102.$A$1"/>
        <table:named-expression table:name="DASH" table:expression="of:=[.#REF!]" table:base-cell-address="TAXI0102.$A$1"/>
        <table:named-expression table:name="Data_col1" table:expression="of:=[.#REF!]" table:base-cell-address="TAXI0102.$A$1"/>
        <table:named-expression table:name="exchange_rate" table:expression="of:=[.#REF!]" table:base-cell-address="TAXI0102.$A$1"/>
        <table:named-expression table:name="GEOG9703" table:expression="of:=[.#REF!]" table:base-cell-address="TAXI0102.$A$1"/>
        <table:named-expression table:name="Lon" table:expression="of:=[.#REF!]" table:base-cell-address="TAXI0102.$A$1"/>
        <table:named-expression table:name="MIN" table:expression="of:=[.#REF!]" table:base-cell-address="TAXI0102.$A$1"/>
        <table:named-expression table:name="mincheck" table:expression="of:=[.#REF!]" table:base-cell-address="TAXI0102.$A$1"/>
        <table:named-expression table:name="name" table:expression="of:=[.#REF!]" table:base-cell-address="TAXI0102.$A$1"/>
        <table:named-expression table:name="other" table:expression="of:=[.#REF!]" table:base-cell-address="TAXI0102.$A$1"/>
        <table:named-range table:name="PM" table:cell-range-address="'file:///C:/temp/Working%20files/6.11.9%20DW%20LHA%20&amp;%20HA%20roads%20casulties_1WIP.xls'#Sheet1.$K$1:Sheet1.$S$13" table:base-cell-address="TAXI0102.$A$1"/>
        <table:named-expression table:name="PR" table:expression="of:=[.#REF!]" table:base-cell-address="TAXI0102.$A$1"/>
        <table:named-expression table:name="Print_Area_MI" table:expression="of:=[.#REF!]" table:base-cell-address="TAXI0102.$A$1"/>
        <table:named-expression table:name="PU" table:expression="of:=[.#REF!]" table:base-cell-address="TAXI0102.$A$1"/>
        <table:named-expression table:name="R_" table:expression="of:=[.#REF!]" table:base-cell-address="TAXI0102.$A$1"/>
        <table:named-expression table:name="region" table:expression="of:=[.#REF!]" table:base-cell-address="TAXI0102.$A$1"/>
        <table:named-expression table:name="TAB5cQT" table:expression="of:=[.#REF!]" table:base-cell-address="TAXI0102.$A$1"/>
        <table:named-expression table:name="TAX0101_phvCHART" table:expression="of:=[.#REF!]" table:base-cell-address="TAXI0102.$A$1"/>
        <table:named-expression table:name="TB6a_bik" table:expression="of:=[.#REF!]" table:base-cell-address="TAXI0102.$A$1"/>
        <table:named-expression table:name="TB6a_car" table:expression="of:=[.#REF!]" table:base-cell-address="TAXI0102.$A$1"/>
        <table:named-expression table:name="TB6a_cyc" table:expression="of:=[.#REF!]" table:base-cell-address="TAXI0102.$A$1"/>
        <table:named-expression table:name="TB6a_ped" table:expression="of:=[.#REF!]" table:base-cell-address="TAXI0102.$A$1"/>
        <table:named-expression table:name="TB6b_bik" table:expression="of:=[.#REF!]" table:base-cell-address="TAXI0102.$A$1"/>
        <table:named-expression table:name="TB6b_car" table:expression="of:=[.#REF!]" table:base-cell-address="TAXI0102.$A$1"/>
        <table:named-expression table:name="TB6b_cyc" table:expression="of:=[.#REF!]" table:base-cell-address="TAXI0102.$A$1"/>
        <table:named-expression table:name="TB6b_ped" table:expression="of:=[.#REF!]" table:base-cell-address="TAXI0102.$A$1"/>
        <table:named-expression table:name="TB6c_bik" table:expression="of:=[.#REF!]" table:base-cell-address="TAXI0102.$A$1"/>
        <table:named-expression table:name="TB6c_car" table:expression="of:=[.#REF!]" table:base-cell-address="TAXI0102.$A$1"/>
        <table:named-expression table:name="TB6c_cyc" table:expression="of:=[.#REF!]" table:base-cell-address="TAXI0102.$A$1"/>
        <table:named-expression table:name="TB6c_ped" table:expression="of:=[.#REF!]" table:base-cell-address="TAXI0102.$A$1"/>
        <table:named-expression table:name="temp02" table:expression="of:=[.#REF!]" table:base-cell-address="TAXI0102.$A$1"/>
        <table:named-range table:name="TM" table:cell-range-address="'file:///C:/temp/Working%20files/6.11.9%20DW%20LHA%20&amp;%20HA%20roads%20casulties_1WIP.xls'#Sheet1.$A$1:Sheet1.$I$119" table:base-cell-address="TAXI0102.$A$1"/>
        <table:named-expression table:name="TOP" table:expression="of:=[.#REF!]" table:base-cell-address="TAXI0102.$A$1"/>
        <table:named-range table:name="TR" table:cell-range-address="'file:///C:/temp/Working%20files/6.11.9%20DW%20LHA%20&amp;%20HA%20roads%20casulties_1WIP.xls'#Sheet1.$U$1:Sheet1.$AB$146" table:base-cell-address="TAXI0102.$A$1"/>
        <table:named-range table:name="TU" table:cell-range-address="'file:///C:/temp/Working%20files/6.11.9%20DW%20LHA%20&amp;%20HA%20roads%20casulties_1WIP.xls'#Sheet1.$AC$1:Sheet1.$AJ$133" table:base-cell-address="TAXI0102.$A$1"/>
        <table:named-expression table:name="v" table:expression="of:=[.#REF!]" table:base-cell-address="TAXI0102.$A$1"/>
        <table:named-expression table:name="Yr00" table:expression="of:=[.#REF!]" table:base-cell-address="TAXI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4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Claire Pini</dc:creator>
    <meta:creation-date>2018-10-22T11:13:24Z</meta:creation-date>
    <dc:date>2018-11-02T12:16:53Z</dc:date>
    <meta:print-date>2018-10-22T13:52:18Z</meta:print-date>
  </office:meta>
</office:document-meta>
</file>